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96.03mm"/>
    </style:style>
    <style:style style:name="co4" style:family="table-column">
      <style:table-column-properties fo:break-before="auto" style:column-width="35.45mm"/>
    </style:style>
    <style:style style:name="co5" style:family="table-column">
      <style:table-column-properties fo:break-before="auto" style:column-width="66.99mm"/>
    </style:style>
    <style:style style:name="co6" style:family="table-column">
      <style:table-column-properties fo:break-before="auto" style:column-width="31.82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ta1" style:family="table" style:master-page-name="PageStyle_5f_PRIVATE">
      <style:table-properties table:display="true" style:writing-mode="lr-tb"/>
    </style:style>
    <style:style style:name="ta2" style:family="table" style:master-page-name="PageStyle_5f_NHIS">
      <style:table-properties table:display="true" style:writing-mode="lr-tb"/>
    </style:style>
    <style:style style:name="ta3" style:family="table" style:master-page-name="PageStyle_5f_CORPORATE">
      <style:table-properties table:display="true" style:writing-mode="lr-tb"/>
    </style:style>
    <style:style style:name="ta4" style:family="table" style:master-page-name="PageStyle_5f_PHI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v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tem Cod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5" office:value-type="string" calcext:value-type="string">
            <text:p>Type: Primary/Secondary</text:p>
          </table:table-cell>
          <table:table-cell table:style-name="ce1" office:value-type="string" calcext:value-type="string">
            <text:p>Capitation?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R00000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Adul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m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Ringers Lactat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mg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500m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1000ml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infusio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24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10%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20%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5% Dextrose saline 500m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4.3% Dextrose saline 500m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0%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10%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%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zobactam+Piperacilli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low 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2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14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cephin 1g</text:p>
          </table:table-cell>
          <table:table-cell table:style-name="ce4" office:value-type="float" office:value="5500" calcext:value-type="float">
            <text:p>5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infusion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azinami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ox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4 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ptopril 5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inerd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plus 16/12.5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8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16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soprin 75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vasc 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vasc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zi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zi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m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phage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an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VANCE 500/5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4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8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50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100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 5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onil 5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1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4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glyza 2.5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mbiglyse 5/10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mbiglyse 2.5/10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micron 8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mid 5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(foreign)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malin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san</text:p>
          </table:table-cell>
          <table:table-cell table:style-name="ce4" office:value-type="float" office:value="6500" calcext:value-type="float">
            <text:p>6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 750mg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Ta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100mg Te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fast Pow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opyrolat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decate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mine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3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1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ymoral ta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l cap 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cidol cap 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caps 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rdalud 4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rdalud 2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nax 50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yrica 7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ad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sta 2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xicam 2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tab M&amp;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gesic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e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5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0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25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loxicam 1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fenamic Acid 5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st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ta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vail 20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dex 4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SUSPENS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T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120MG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LAR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FOR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quin suspensio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-COTEXI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SY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-ALAXI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PART T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3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60MG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SUSPENSIO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TABS 25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ART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TA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ISPERSIB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R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DIAQUINE 200MG TAB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40MG INJ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natren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 ADUL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AL INJ 150MG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OCORTEN VIOFORM EAR DROPS</text:p>
          </table:table-cell>
          <table:table-cell table:style-name="ce4" office:value-type="float" office:value="6450" calcext:value-type="float">
            <text:p>6,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UANIL 100MG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300MG TAB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INJ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TALLERGE EYE DRO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(alcon)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EAR DRO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SAL DROP (CALPOL)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SPRAY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RON N EAR DROP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FEMOLIN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(ANTAZOLINE /TETRIZOLINE)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EYE DROP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SUSP UNBRANDE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125MG/5ML BEECHAM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 GENERI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457MG SUS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CLOX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MOX SYRUP 125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N SUSPENSION(COTRIMOXAZOL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125MG/5ML SUS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(ERYTHRO EMZOR)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(ERYTHROPED)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ETIL 125MG SUSPENSION (CEFUROXIME)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2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SUS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PEX SUSP (COTRIMOXAZOLE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PTRIN SYRUP (COTRIMOXAZOLE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XONE/SULBACTAM 1.5G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NASYN 1.5G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EPINE INJ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AZIDINE 1G (fortu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600MG INJ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IV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ICEF 750MG INJ (CEFUROXIME)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280MG INJ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80MG INJ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(CEFUROXIME) 750MG INJ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XTIL SUS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228MG/5ML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L SUSP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312MG/5ML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100MG(OCEFIX)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UNBRANDED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XIN SUSPENSION 125MG/5ML CEPHALEXI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250MG SRY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OREX 250MG SYRUP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228 SUSPENSION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USPENSION 100ML (CEFUROXIME)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125MG SYR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(CEFPODOXIME ) 50ML SUSP</text:p>
          </table:table-cell>
          <table:table-cell table:style-name="ce4" office:value-type="float" office:value="3200" calcext:value-type="float">
            <text:p>3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renaline 1mg injection</text:p>
          </table:table-cell>
          <table:table-cell table:style-name="ce4" office:value-type="float" office:value="3200" calcext:value-type="float">
            <text:p>3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FETUM SUSP (CEFPODOXIME)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SUSPENSION</text:p>
          </table:table-cell>
          <table:table-cell table:style-name="ce4" office:value-type="float" office:value="3300" calcext:value-type="float">
            <text:p>3,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ERA</text:p>
          </table:table-cell>
          <table:table-cell table:style-name="ce4" office:value-type="float" office:value="75000" calcext:value-type="float">
            <text:p>7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a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vis Pl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hydro code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 S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100mg S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100 S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codamol 8/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domet 25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vated charco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fampicin 3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20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isil 250mg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00000I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200m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CR 400m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isil 250mg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ugeron 25m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chloperazine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25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DNISOL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RATID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FLUCA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ZEL KI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ZO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MG/1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457MG/5ML</text:p>
          </table:table-cell>
          <table:table-cell table:style-name="ce4" office:value-type="float" office:value="2700" calcext:value-type="float">
            <text:p>2,7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62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SYR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SINE EY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AX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SY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CAPS 2-2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AKELFIN TAB 5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FORTE TABSX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CK TAB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 SYR</text:p>
          </table:table-cell>
          <table:table-cell table:style-name="ce4" office:value-type="float" office:value="3200" calcext:value-type="float">
            <text:p>3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 PAEDIATRI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300/375 CHIL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DROP BEECHAM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600/750 ADUL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ENSION. BEECHAM 250MG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E (7-13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228MG SUSP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/AMODIAQUINE 1-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INJ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ADROXIL SUS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DISPERSI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TAB 24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 INJ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AQUINE 15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TRIMOXAZOLE 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228 SUS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SUSPENS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ESOL N EAR DROP (GENERIC)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UMOL EAR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EYE OIN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DROP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/EAR DRO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DROP PLUS DEXAMETHAZONE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SUS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(CHLORAMPH) EYE DRO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ORIDEX SUSPENSION 250MG (CEPHALEXIN)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ITROX SUSPENSION (AZITHROMYCI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SUSP 125MG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EYE/E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TAB NG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UNBRAND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 CREAM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500MG CAPS UNBRAND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XIDEX EYE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AR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YE DRO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500MG (GENERIC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CAP 500MG CAPS BEECH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CHILD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FLOXACIN EYE AND EAR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625 MG TAB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5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DROP(mandanol)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ITRIM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250MG CAP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USICROM EYE DRO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C 15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XYCYCLINE 100MG CAP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MEPHA 0.1% ADULT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CIPRO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200MG TABS (loxagy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400MG TABS (loxagy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MYCIN 500MG TAB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SUSPENS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(ERYLID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SCOL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VISCON ANTACID SUS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DOF TA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B/S 200M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S/S 100M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QUID PARAFF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SIL SUSPENS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OXACIN 200MG TAB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LYFORTE 100ML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LCER G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200MG TAB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ER MAG ANTACI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400MG O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NDIA</text:p>
          </table:table-cell>
          <table:table-cell table:style-name="ce4" office:value-type="float" office:value="5500" calcext:value-type="float">
            <text:p>5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CHLOROQUINE TA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TAB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 GENERI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.2G INJ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OXA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ATHINE BENZYLPEN RETARPEN</text:p>
          </table:table-cell>
          <table:table-cell table:style-name="ce4" office:value-type="float" office:value="1450" calcext:value-type="float">
            <text:p>1,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SSIN INJ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RACYCLINE 2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TAXIME INJ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YSTALLINE PENICILLI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NIDAZO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ENEM INJ(msd)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SARTAN HCTZ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CAP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THROMYCIN 500MG SOFTG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ROPENEM INJ (astra zeneca)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ESTRAN 4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ORDINA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BACIN POWD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BEECH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CAP BEECHAM 50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OPLEX T SPRAY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FAST TABLE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250MG TAB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TABS (CIPROTAB 10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RITHROMYCIN 500MG TAB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D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MOUTHWASH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500MG TAB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XIFLOXACIN 400MG (avelon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FLOXACIN 400MG TAB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V1 OVULES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ARFLOXACI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CREAM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RAVID X 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TABL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CLAV 375MG TAB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375M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TOR OIL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CATRIN POWD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MARIN PLUS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D LIVER O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D LIVER OI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AEMED V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EMED V (CLOTRIMAZOLE VAGINAL TABLET)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XEDENE MOUTHWAS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ZOL SHAMPOO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ONAZOLE CREAM {DAKTARI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CRE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TABLE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-PENOTRAN FORTE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ZORAL SHAMPOO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DENE MOUTHWASH 200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BRESTEN V CREAM (CLOTRIMAZOLE)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40G SMALL SIZ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TACAN CREAM (CLOTRIMAZOLE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URAX CREAM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a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lsakit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ivan 3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ivan 1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 15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eprazole 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ynova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lod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2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4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2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isterat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4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til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provera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peramide 2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mot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oscine 1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licl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tradio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fen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-medro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mifen citra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2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4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erg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acodyl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iet 2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marin 0.62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rogyn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phast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75mg injectio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K1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stanon injectio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stosterone 250mg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tomycin injec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meflo inhaler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2.5mg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5mg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on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inje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prolol tartrate 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lazone table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o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min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cephabo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mg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 4mg inj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injec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ulmicort nebule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rolac 3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pratropium bromide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sils lozeng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plus Adrenal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ctulose oral solu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thane</text:p>
          </table:table-cell>
          <table:table-cell table:style-name="ce4" office:value-type="float" office:value="28000" calcext:value-type="float">
            <text:p>2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emaccel</text:p>
          </table:table-cell>
          <table:table-cell table:style-name="ce4" office:value-type="float" office:value="10000" calcext:value-type="float">
            <text:p>1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yl trinitra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lufusine gel</text:p>
          </table:table-cell>
          <table:table-cell table:style-name="ce4" office:value-type="float" office:value="10000" calcext:value-type="float">
            <text:p>1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ynamog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injec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 injec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flurane</text:p>
          </table:table-cell>
          <table:table-cell table:style-name="ce4" office:value-type="float" office:value="30000" calcext:value-type="float">
            <text:p>3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ca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cough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F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eophylline/Ephedrine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chil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Adul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with codein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mento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uttercup syrup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kovent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dex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EX 2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1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2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ODIPINE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ALO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SARTAN 5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NIPRESS 1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CARD XL 3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N DEXCEL 20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PINE RETARD 2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25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5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/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OMEX 2.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/12.5MG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1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5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25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5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2.5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12.5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6.2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160/12.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80/12.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MICARDI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4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PIDOGREL 7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16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8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IDREX 25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MG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2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40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SIX 4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1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2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5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8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MORETIC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ANOLOL 2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ANOLOL 4O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1O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IAPRIL 5/12.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ODARONE 2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8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16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BITEL-H 40/12.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ARFARIN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 SUS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TAB 250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INJ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ANZAPI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REHYDRATION SA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ZIQUANTEL 600M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SY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ADULT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WITH CODEINE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CHILD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CHOLYTE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LIN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ADULT SY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CHILD SY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WITH CODEIN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YSEDYL WITH CODEIN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FYLIN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EXPECTORA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F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P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 SYRU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F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P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 DRO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BLOOD TONIC</text:p>
          </table:table-cell>
          <table:table-cell table:style-name="ce4" office:value-type="float" office:value="1950" calcext:value-type="float">
            <text:p>1,9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FERON-1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B 12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MALT SYRU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VITE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DRO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FRAB VITE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SYRUP</text:p>
          </table:table-cell>
          <table:table-cell table:style-name="ce4" office:value-type="float" office:value="1950" calcext:value-type="float">
            <text:p>1,9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CAVIT PLUS CAP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DRO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 60M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SYRUP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DROP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 SYRUP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SUSP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ROBIN PLUS CAP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8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2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5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1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AVIPOL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PANDA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 200MC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TA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7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20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400M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80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BENDAZOLE 10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prigol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ipan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dyn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scovite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odium Bicarbonat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oxicam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anutin injection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ection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ldehyd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dansetron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exate 50mg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nesium sulphat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sucrose injectio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Polymatose complex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dextra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anisetron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Gluconat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Martindal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nophylline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tabl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presoline table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trinitra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 400MG X3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TIN-A CREAM</text:p>
          </table:table-cell>
          <table:table-cell table:style-name="ce4" office:value-type="float" office:value="3150" calcext:value-type="float">
            <text:p>3,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3G CREAM(ECONAZOLE,TRIAMCINOLONE,GENTAMICIN 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CTROBA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YL BENZOATE LO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ONJELA CREA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AMINE LO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0G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G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50G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DIX 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D CRE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CREA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MICONAZOLE 200MG OVULES</text:p>
          </table:table-cell>
          <table:table-cell table:style-name="ce4" office:value-type="float" office:value="1600" calcext:value-type="float">
            <text:p>1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TRAVOGEN ISOCONAZOLE VAG TAB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-TIOCOSID VAGINAL TABS TIOCONAZOL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 CREA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CREAM FORIEG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GEN PEROXID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FUNG CRE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ACOTEN VIOFEM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PISAN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PIROCIN GENERIC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PIROX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C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ICILLIN SKIN OI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KINE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RBINAFINE CREAM(LAMISIL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POWDER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CREAM 80G B/S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 BABY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VAG BG (CLOTRIMAZOLE V TABLET)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HITFIELD OIN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ous Oxid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razocin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peridol injec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zide 5/12.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zide 5/2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thodex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e with codei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fed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tussin cough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Drop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steocare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dec syru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Fizzy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kiddi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pol 6 plus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indafen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votaz 4.5g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matem table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suppository 1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ilip Milk of Magnesia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eye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opentin table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acal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ear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 ca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ylprednisolne tabl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Inhaler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nebules 2.5mg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5mg nebules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bilong 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 GENERIC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CAP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CAP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C-1000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n 10/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ge 10/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TAB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table:style-name="ce4" office:value-type="float" office:value="11000" calcext:value-type="float">
            <text:p>1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2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12.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320/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3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ALIS 20mg</text:p>
          </table:table-cell>
          <table:table-cell table:style-name="ce4" office:value-type="float" office:value="16000" calcext:value-type="float">
            <text:p>1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syrup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20m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D 1000i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tablet (chewable pin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(white) 10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b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alazo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tassium chloride 6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ofurantoin table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tinic Acid tabl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profen 20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tab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sol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Lact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t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tiz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niaz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thidine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zoc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azep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rph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dazolam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injectio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ium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xotan 3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n 3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m 1.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loxone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tanyl injectio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vot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3.6mg</text:p>
          </table:table-cell>
          <table:table-cell table:style-name="ce4" office:value-type="float" office:value="45000" calcext:value-type="float">
            <text:p>4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10.8mg</text:p>
          </table:table-cell>
          <table:table-cell table:style-name="ce4" office:value-type="float" office:value="120000" calcext:value-type="float">
            <text:p>12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proc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latan eye drop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50mg supposito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suppository 10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anus toxoi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xamethoniu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cheriproc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ogam</text:p>
          </table:table-cell>
          <table:table-cell table:style-name="ce4" office:value-type="float" office:value="35000" calcext:value-type="float">
            <text:p>3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ofo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upposito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curoniu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toci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tocin rotex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stigmin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xtard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upur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rcaine plai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avy marcaine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phere injection</text:p>
          </table:table-cell>
          <table:table-cell table:style-name="ce4" office:value-type="float" office:value="80000" calcext:value-type="float">
            <text:p>8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fnac 100mg supposito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-vite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 Ginse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u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vidox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olut 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tablet(100 000iu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tabl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promazine 2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tirizine 1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 INJ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 PLUS</text:p>
          </table:table-cell>
          <table:table-cell table:style-name="ce4" office:value-type="float" office:value="3900" calcext:value-type="float">
            <text:p>3,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TA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COAT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SENTIAL FOR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NATAL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ETHISTERONE 5 MG TABS(PRIMOLUT 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 5M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 5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4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HALER (VENTOLIN)</text:p>
          </table:table-cell>
          <table:table-cell table:style-name="ce4" office:value-type="float" office:value="1600" calcext:value-type="float">
            <text:p>1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1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 SYRUP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SIAN SYR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RINATE ADUL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OCA STICK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MYS (FLUTICASONE) NASAL SPRAY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VENT INHALER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IXONASE (FLUTICASONE)NASAL SPRAY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DOPHYLIUM Paint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VER BIRD Eucalyptus oil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IPE WATER 100M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FSIL WITH CODEIN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T POTASSIUM CITRA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LOVINAL V PESSARIES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DOMOS MOSQUITO REPELLANT CREA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POWDER (CLOTRIMAZOLE)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V.TABS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CREAM (1%) (CLOTRIMAZOLE CREAM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GEL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INI G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L GEL BIG SIZE 50G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G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ONT CRE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TREXIN GEL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PAIN G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OPARD BAL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BIG 50G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SMALL35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RAH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GEL SMALL SIZE 20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100MG (DAXIMIN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400MG (DAXIMIN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TAB 2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PODOXIME 200MG TAB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UROXIME 500MG (OXISPA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UROXIME 500MG (SPIZEF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500MG TAB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250MG TABLE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TABS 50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SYRUP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FUCIL SYRUP 125MG/5ML GRISEOFULVI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5%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SYRUP (CHILD) 2%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SCOL 2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40M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80MG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10MG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20MG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YLTHIOURACIL 50M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LIT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OXIFEN 20MG(GENER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NTIFL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SULOSIN GENER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100M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TABS 4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BREX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OMEX 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table:style-name="ce4" office:value-type="float" office:value="10500" calcext:value-type="float">
            <text:p>10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2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320/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2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DALIS 20MG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20M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SYRUP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SUS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TARGO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LU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SUS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2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SEOFULVIN 5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OXETINE 2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TRACONAZOLE 1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2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ORAL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RAM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ETIDE INHALER</text:p>
          </table:table-cell>
          <table:table-cell table:style-name="ce4" office:value-type="float" office:value="6500" calcext:value-type="float">
            <text:p>6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IDOSTIGMINE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EMET 275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EMET 12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TRIZ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TRIOL 0.2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SPERIDONE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HEXOL (ARTANE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A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VERGREEN M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VERGREEN WOM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 CAP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-GINSE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CA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MIRON CAP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INJ 500MG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ILLIN CLOXACILLIN DROP GENERIC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ulatard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nsulatard 40IU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R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70/30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CG</text:p>
          </table:table-cell>
          <table:table-cell table:style-name="ce4" office:value-type="float" office:value="8500" calcext:value-type="float">
            <text:p>8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ol supposito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gometrin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hedrin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oxapari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400mg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200mg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xane 40mg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suppository 5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injection 50mg/5ml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2.5mg/2.5ml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suppositor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ipur</text:p>
          </table:table-cell>
          <table:table-cell table:style-name="ce4" office:value-type="float" office:value="5500" calcext:value-type="float">
            <text:p>5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rapid insulin</text:p>
          </table:table-cell>
          <table:table-cell table:style-name="ce4" office:value-type="float" office:value="8000" calcext:value-type="float">
            <text:p>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ctoza</text:p>
          </table:table-cell>
          <table:table-cell table:style-name="ce4" office:value-type="float" office:value="35000" calcext:value-type="float">
            <text:p>3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caine spray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ntus insuli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an Albumin 20%</text:p>
          </table:table-cell>
          <table:table-cell table:style-name="ce4" office:value-type="float" office:value="45000" calcext:value-type="float">
            <text:p>4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legeline HCl 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iopenta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onerve for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drol 4mg ta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gon t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dafed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5000I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E 1000IU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1 litre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water 10%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Full strength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Half strength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5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250mg ta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poeitin 4000Iu</text:p>
          </table:table-cell>
          <table:table-cell table:style-name="ce4" office:value-type="float" office:value="12000" calcext:value-type="float">
            <text:p>1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e tabl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thambutol tabl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Tab 5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WITH PROMETHAZIN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TASIN(DUTASTERIDE /TAMSULOSIN)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OFIBRATE 2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URE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DAXA</text:p>
          </table:table-cell>
          <table:table-cell table:style-name="ce4" office:value-type="float" office:value="1250" calcext:value-type="float">
            <text:p>1,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lip 2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ODAR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CALUTAMIDE(UNBRANDED) 5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ODEX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DUL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INSTAL 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SC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M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RAL 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XATE 2.5MG TA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BUTININ 5MG TAB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1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2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4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10MG TABS</text:p>
          </table:table-cell>
          <table:table-cell table:style-name="ce4" office:value-type="float" office:value="7800" calcext:value-type="float">
            <text:p>7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5mg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infus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ocare ca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gratis complex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tec table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fergot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Cream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Eye dro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ngusol Powd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rimethamine 2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conia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trosec 20m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62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1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62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1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1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SULPHATE 20MG DISPERSI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50MG TAB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1G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500MG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NTR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N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vo mix 30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obact 228mg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unt boost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5% 1000ml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pyridamol 100mg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Y jelly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LFATHIAZOLE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od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and castor oil cream (Bells)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2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rtilaid for men</text:p>
          </table:table-cell>
          <table:table-cell table:style-name="ce4" office:value-type="float" office:value="14500" calcext:value-type="float">
            <text:p>1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chew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med table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Cream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rdasil</text:p>
          </table:table-cell>
          <table:table-cell table:style-name="ce4" office:value-type="float" office:value="16000" calcext:value-type="float">
            <text:p>1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vnar 13 Vaccine</text:p>
          </table:table-cell>
          <table:table-cell table:style-name="ce4" office:value-type="float" office:value="12500" calcext:value-type="float">
            <text:p>1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CG Vaccin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varix</text:p>
          </table:table-cell>
          <table:table-cell table:style-name="ce4" office:value-type="float" office:value="10000" calcext:value-type="float">
            <text:p>1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PT vacc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ellow fewer vaccine</text:p>
          </table:table-cell>
          <table:table-cell table:style-name="ce4" office:value-type="float" office:value="8000" calcext:value-type="float">
            <text:p>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icella vaccine</text:p>
          </table:table-cell>
          <table:table-cell table:style-name="ce4" office:value-type="float" office:value="8500" calcext:value-type="float">
            <text:p>8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yphoid Vaccine</text:p>
          </table:table-cell>
          <table:table-cell table:style-name="ce4" office:value-type="float" office:value="8000" calcext:value-type="float">
            <text:p>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nrix hb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tarix Vaccine</text:p>
          </table:table-cell>
          <table:table-cell table:style-name="ce4" office:value-type="float" office:value="12500" calcext:value-type="float">
            <text:p>1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Polio Vaccine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ingitis vaccine</text:p>
          </table:table-cell>
          <table:table-cell table:style-name="ce4" office:value-type="float" office:value="7900" calcext:value-type="float">
            <text:p>7,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orix Tetra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vacc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Mumps and rubella</text:p>
          </table:table-cell>
          <table:table-cell table:style-name="ce4" office:value-type="float" office:value="12000" calcext:value-type="float">
            <text:p>1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valent vaccine</text:p>
          </table:table-cell>
          <table:table-cell table:style-name="ce4" office:value-type="float" office:value="9000" calcext:value-type="float">
            <text:p>9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ib vaccine</text:p>
          </table:table-cell>
          <table:table-cell table:style-name="ce4" office:value-type="float" office:value="9000" calcext:value-type="float">
            <text:p>9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patitis B vacc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gerix B child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gerix B Adult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 table:number-rows-repeated="104751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on HMO (NHIS)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tem Cod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5" office:value-type="string" calcext:value-type="string">
            <text:p>Type: Primary/Secondary</text:p>
          </table:table-cell>
          <table:table-cell table:style-name="ce1" office:value-type="string" calcext:value-type="string">
            <text:p>Capitation?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R00000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Adul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m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Ringers Lacta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mg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500m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1000ml</text:p>
          </table:table-cell>
          <table:table-cell table:style-name="ce4" office:value-type="float" office:value="180" calcext:value-type="float">
            <text:p>18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infusio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24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10%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20%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5% Dextrose saline 500m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4.3% Dextrose saline 500m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0%</text:p>
          </table:table-cell>
          <table:table-cell table:style-name="ce4" office:value-type="float" office:value="150" calcext:value-type="float">
            <text:p>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10%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%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zobactam+Piperacilli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low 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2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14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cephin 1g</text:p>
          </table:table-cell>
          <table:table-cell table:style-name="ce4" office:value-type="float" office:value="5500" calcext:value-type="float">
            <text:p>5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infusion</text:p>
          </table:table-cell>
          <table:table-cell table:style-name="ce4" office:value-type="float" office:value="150" calcext:value-type="float">
            <text:p>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azinami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ox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4 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ptopril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inerd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plus 16/12.5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8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16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soprin 7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vasc 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vasc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zi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zi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phage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an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VANCE 500/5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4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8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50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100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 5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onil 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1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4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glyza 2.5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mbiglyse 5/10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mbiglyse 2.5/10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micron 8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mid 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(foreign)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malin Syru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san</text:p>
          </table:table-cell>
          <table:table-cell table:style-name="ce4" office:value-type="float" office:value="6500" calcext:value-type="float">
            <text:p>6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 750mg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100mg Te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fast Pow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opyrolat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decate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mine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3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1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ymoral t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l cap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cidol cap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caps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rdalud 4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rdalud 2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nax 5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yrica 7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ad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sta 2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xicam 2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tab M&amp;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gesic Ta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e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5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0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25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loxicam 1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fenamic Acid 50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st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0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ta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vail 20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dex 400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SUSPENS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T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120MG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LAR T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FOR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quin suspensio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-COTEXI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SY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-ALAXI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PART T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3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60MG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SUSPENSIO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TABS 25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ART T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T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ISPERSIB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R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DIAQUINE 200MG TAB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40MG INJE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natren inje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 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AL INJ 150MG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OCORTEN VIOFORM EAR DROPS</text:p>
          </table:table-cell>
          <table:table-cell table:style-name="ce4" office:value-type="float" office:value="6450" calcext:value-type="float">
            <text:p>6,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UANIL 100MG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300MG TA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INJ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TALLERGE EYE DRO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(alcon)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EAR DRO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SAL DROP (CALPOL)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SPRAY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RON N EAR DRO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FEMOLIN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(ANTAZOLINE /TETRIZOLINE)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EYE DROP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SUSP UNBRAND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125MG/5ML BEECHAM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 GENERI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457MG SUS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CLOX SYRU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MOX SYRUP 12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N SUSPENSION(COTRIMOXAZOL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125MG/5ML SUSP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(ERYTHRO EMZOR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(ERYTHROPED)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ETIL 125MG SUSPENSION (CEFUROXIME)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2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SUS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PEX SUSP (COTRIMOXAZOL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PTRIN SYRUP (COTRIMOXAZOL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XONE/SULBACTAM 1.5G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NASYN 1.5G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EPINE INJ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AZIDINE 1G (fortu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INJ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table:style-name="ce4" office:value-type="float" office:value="350" calcext:value-type="float">
            <text:p>3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table:style-name="ce4" office:value-type="float" office:value="350" calcext:value-type="float">
            <text:p>3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600MG INJ</text:p>
          </table:table-cell>
          <table:table-cell table:style-name="ce4" office:value-type="float" office:value="200" calcext:value-type="float">
            <text:p>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IV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ICEF 750MG INJ (CEFUROXIME)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280MG INJ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80MG INJ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(CEFUROXIME) 750MG INJ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XTIL SUSP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228MG/5ML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L SUSP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312MG/5ML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100MG(OCEFIX)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UNBRANDED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XIN SUSPENSION 125MG/5ML CEPHALEXIN</text:p>
          </table:table-cell>
          <table:table-cell table:style-name="ce4" office:value-type="float" office:value="300" calcext:value-type="float">
            <text:p>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250MG SRY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OREX 250MG SYRUP</text:p>
          </table:table-cell>
          <table:table-cell table:style-name="ce4" office:value-type="float" office:value="350" calcext:value-type="float">
            <text:p>3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228 SUSPENSION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USPENSION 100ML (CEFUROXIME)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125MG SYR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(CEFPODOXIME ) 50ML SUSP</text:p>
          </table:table-cell>
          <table:table-cell table:style-name="ce4" office:value-type="float" office:value="3200" calcext:value-type="float">
            <text:p>3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renaline 1mg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FETUM SUSP (CEFPODOXIME)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SUSPENSION</text:p>
          </table:table-cell>
          <table:table-cell table:style-name="ce4" office:value-type="float" office:value="3300" calcext:value-type="float">
            <text:p>3,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ERA</text:p>
          </table:table-cell>
          <table:table-cell table:style-name="ce4" office:value-type="float" office:value="75000" calcext:value-type="float">
            <text:p>7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a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vis 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hydro code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 S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100mg S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100 S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codamol 8/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1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domet 25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vated charco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fampicin 30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20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isil 250mg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00000I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2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CR 400m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isil 250mg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ugeron 2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chloperazine 5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2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DNISOL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RATID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FLUCA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ZEL KI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ZO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MG/1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457MG/5ML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625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SYR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SINE EY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AX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SY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CAPS 2-2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AKELFIN TAB 5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FORTE TABSX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CK TAB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 SYR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 PAEDIATRI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300/375 CHIL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DROP BEECHAM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600/750 ADUL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ENSION. BEECHAM 250MG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E (7-13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228MG SUSP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/AMODIAQUINE 1-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INJ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ADROXIL SUS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DISPERSI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TAB 24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 INJ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SYR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AQUINE 15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TRIMOXAZOLE 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228 SUSP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SUSPENSION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ESOL N EAR DROP (GENERIC)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SUS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UMOL EAR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EYE OIN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DROP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/EAR DRO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DROP PLUS DEXAMETHAZONE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SUS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(CHLORAMPH) EYE DRO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ORIDEX SUSPENSION 250MG (CEPHALEXIN)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ITROX SUSPENSION (AZITHROMYCIN)</text:p>
          </table:table-cell>
          <table:table-cell table:style-name="ce4" office:value-type="float" office:value="680" calcext:value-type="float">
            <text:p>68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SUSP 125MG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EYE/E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TAB N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UNBRAND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 CREAM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500MG CAPS UNBRAND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XIDEX EYE</text:p>
          </table:table-cell>
          <table:table-cell table:style-name="ce4" office:value-type="float" office:value="350" calcext:value-type="float">
            <text:p>3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AR DRO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YE DRO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500MG (GENERIC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CAP 500MG CAPS BEECH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CHILD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FLOXACIN EYE AND EAR DRO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625 MG TAB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5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DROP(mandanol)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ITRIM T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250MG C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USICROM EYE DRO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C 15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XYCYCLINE 100MG C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MEPHA 0.1% ADULT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CIPRO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200MG TABS (loxagy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2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400MG TABS (loxagy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MYCIN 500MG TAB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SUSPEN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(ERYLID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SCOL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VISCON ANTACID SUS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DOF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B/S 200M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S/S 100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QUID PARAF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SIL SUSPEN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OXACIN 200MG TA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LYFORTE 100ML SUS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LCER GE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200MG TA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ER MAG ANTAC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400MG 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NDIA</text:p>
          </table:table-cell>
          <table:table-cell table:style-name="ce4" office:value-type="float" office:value="5500" calcext:value-type="float">
            <text:p>5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CHLOROQUINE TAB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 GENERI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.2G INJ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OXA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ATHINE BENZYLPEN RETARPEN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SSIN INJ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RACYCLINE 25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TAXIME INJ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YSTALLINE PENICIL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NIDAZ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ENEM INJ(msd)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SARTAN HCTZ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CAP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THROMYCIN 500MG SOFTG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ROPENEM INJ (astra zeneca)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ESTRAN 4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ORDIN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BACIN POWD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BEECH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CAP BEECHAM 50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OPLEX T SPRAY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FAST TABL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250MG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TABS (CIPROTAB 10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RITHROMYCIN 500MG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MOUTHWASH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500MG TAB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XIFLOXACIN 400MG (avelon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FLOXACIN 400MG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V1 OVULES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ARFLOXAC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CREAM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RAVID X 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TABL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CLAV 375MG TAB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375M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TOR OIL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CATRIN POWD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MARIN PLUS</text:p>
          </table:table-cell>
          <table:table-cell table:style-name="ce4" office:value-type="float" office:value="450" calcext:value-type="float">
            <text:p>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D LIVER OI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D LIVER OI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AEMED V CREAM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EMED V (CLOTRIMAZOLE VAGINAL TABLET)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XEDENE MOUTHWAS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ZOL SHAMPOO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ONAZOLE CREAM {DAKTARIN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CRE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TABLE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-PENOTRAN FORTE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ZORAL SHAMPOO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DENE MOUTHWASH 200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BRESTEN V CREAM (CLOTRIMAZOLE)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40G SMALL SIZ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TACAN CREAM (CLOTRIMAZOLE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URAX CREAM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a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lsakit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ivan 30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ivan 1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 15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eprazole 2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ynova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lod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2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4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20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isterat</text:p>
          </table:table-cell>
          <table:table-cell table:style-name="ce4" office:value-type="float" office:value="200" calcext:value-type="float">
            <text:p>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4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til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provera</text:p>
          </table:table-cell>
          <table:table-cell table:style-name="ce4" office:value-type="float" office:value="200" calcext:value-type="float">
            <text:p>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peramide 2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mot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oscine 10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licl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tradio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fen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-medro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3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mifen citr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2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400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erg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acodyl t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iet 2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marin 0.62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rogyn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phast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t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75mg injectio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K1</text:p>
          </table:table-cell>
          <table:table-cell table:style-name="ce4" office:value-type="float" office:value="100" calcext:value-type="float">
            <text:p>1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inje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stanon injectio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stosterone 250mg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tomycin injec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meflo inhaler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2.5mg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5mg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inje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on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injec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prolol tartrate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lazone table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inje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o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min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inj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cephabo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mg inje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 4mg inje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injec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ulmicort nebule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rolac 3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pratropium bromide</text:p>
          </table:table-cell>
          <table:table-cell table:style-name="ce4" office:value-type="float" office:value="350" calcext:value-type="float">
            <text:p>3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sils lozeng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plus Adrena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inj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ctulose oral solu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thane</text:p>
          </table:table-cell>
          <table:table-cell table:style-name="ce4" office:value-type="float" office:value="28000" calcext:value-type="float">
            <text:p>2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emaccel</text:p>
          </table:table-cell>
          <table:table-cell table:style-name="ce4" office:value-type="float" office:value="10000" calcext:value-type="float">
            <text:p>1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yl trinitra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lufusine gel</text:p>
          </table:table-cell>
          <table:table-cell table:style-name="ce4" office:value-type="float" office:value="10000" calcext:value-type="float">
            <text:p>1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ynamo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injec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 inj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flurane</text:p>
          </table:table-cell>
          <table:table-cell table:style-name="ce4" office:value-type="float" office:value="30000" calcext:value-type="float">
            <text:p>3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ca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cough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F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eophylline/Ephedrine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chil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Adul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with codein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mento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uttercup syrup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kovent syrup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dex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EX 2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1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2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ODIPINE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ALO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SARTAN 5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NIPRESS 1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CARD XL 3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N DEXCEL 2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PINE RETARD 2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2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5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/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OMEX 2.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/12.5MG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10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5M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25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5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2.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12.5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6.25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160/12.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80/12.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MICARDI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4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PIDOGREL 75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16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8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4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IDREX 25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MG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2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40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SIX 4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10M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2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8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MORE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ANOLOL 2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ANOLOL 4O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1O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IAPRIL 5/12.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ODARONE 2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8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16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BITEL-H 40/12.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ARFARIN 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INJ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 SUS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TAB 250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INJ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ANZAPI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REHYDRATION SA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ZIQUANTEL 600M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TAB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SUS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SUS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SY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ADULT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WITH CODEINE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CHILD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CHOLYTE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 SYRU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LIN SYRU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ADULT SY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CHILD SY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WITH CODEIN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YSEDYL WITH CODEIN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FYLIN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EXPECTORA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F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P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 SYRU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F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P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 DRO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SYRU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BLOOD TONIC</text:p>
          </table:table-cell>
          <table:table-cell table:style-name="ce4" office:value-type="float" office:value="1950" calcext:value-type="float">
            <text:p>1,9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FERON-1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B 12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MALT SYRU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VITE SYRU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DRO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SYRU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FRAB VITE SYRU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SYRUP</text:p>
          </table:table-cell>
          <table:table-cell table:style-name="ce4" office:value-type="float" office:value="1950" calcext:value-type="float">
            <text:p>1,9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SYRU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CAVIT PLUS CAP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SYRU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DR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 60M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SYRUP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DROP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 SYRUP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SUSP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ROBIN PLUS CAP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8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20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50M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1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2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AVIPOL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PANDA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 200MC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TA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7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20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400M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80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5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BENDAZOLE 10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prig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ipan syru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dyn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scovite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odium Bicarbonate injection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oxicam injec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anutin injection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ldehyde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dansetron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injection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exate 50mg injectio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nesium sulphate inject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sucrose injectio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Polymatose complex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dextran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injection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anisetron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Gluconate inje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Martindal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inje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nophylline Inje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tab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presoline table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trinitra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 400MG X3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TIN-A CREAM</text:p>
          </table:table-cell>
          <table:table-cell table:style-name="ce4" office:value-type="float" office:value="3150" calcext:value-type="float">
            <text:p>3,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3G CREAM(ECONAZOLE,TRIAMCINOLONE,GENTAMICIN 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CTROBA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YL BENZOATE LO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ONJELA CRE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AMINE LOT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0G</text:p>
          </table:table-cell>
          <table:table-cell table:style-name="ce4" office:value-type="float" office:value="900" calcext:value-type="float">
            <text:p>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50G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DIX 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D CRE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CR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MICONAZOLE 200MG OVULES</text:p>
          </table:table-cell>
          <table:table-cell table:style-name="ce4" office:value-type="float" office:value="1600" calcext:value-type="float">
            <text:p>1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TRAVOGEN ISOCONAZOLE VAG TAB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-TIOCOSID VAGINAL TABS TIOCONAZOL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 CRE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CREAM FORIEG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GEN PEROX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FUNG CREA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ACOTEN VIOFEM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PISAN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PIROCIN GENERIC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PIROX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C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ICILLIN SKIN O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KINE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RBINAFINE CREAM(LAMISIL)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CREAM</text:p>
          </table:table-cell>
          <table:table-cell table:style-name="ce4" office:value-type="float" office:value="600" calcext:value-type="float">
            <text:p>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POWDER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CREAM 80G B/S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 BAB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VAG BG (CLOTRIMAZOLE V TABLET)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CREAM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HITFIELD OIN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ous Oxid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razocin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peridol injec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zide 5/12.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zide 5/2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thodex Syru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e with codei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fed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tussin cough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Drop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steocare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dec syru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Fizzy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kiddi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pol 6 plus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indafen syru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votaz 4.5g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matem table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suppository 1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ilip Milk of Magnesia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eye drop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opentin tab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aca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ear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ylprednisolne tabl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Inhaler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6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nebules 2.5mg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5mg nebules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bilong 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 GENERI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CAP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CAP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C-1000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n 10/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ge 10/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table:style-name="ce4" office:value-type="float" office:value="11000" calcext:value-type="float">
            <text:p>1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2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12.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320/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3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ALIS 20mg</text:p>
          </table:table-cell>
          <table:table-cell table:style-name="ce4" office:value-type="float" office:value="16000" calcext:value-type="float">
            <text:p>1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syrup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20m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D 1000i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tablet (chewable pin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(white) 10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alazo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tassium chloride 6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ofurantoin tabl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tinic Acid tabl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profen 200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tab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so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Lac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tiz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niaz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thidine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zoc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azep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rph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dazolam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inje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ium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xotan 3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n 3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m 1.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loxone injection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tanyl injectio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vot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3.6mg</text:p>
          </table:table-cell>
          <table:table-cell table:style-name="ce4" office:value-type="float" office:value="45000" calcext:value-type="float">
            <text:p>4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10.8mg</text:p>
          </table:table-cell>
          <table:table-cell table:style-name="ce4" office:value-type="float" office:value="120000" calcext:value-type="float">
            <text:p>12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proc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latan eye drop</text:p>
          </table:table-cell>
          <table:table-cell table:style-name="ce4" office:value-type="float" office:value="4500" calcext:value-type="float">
            <text:p>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50mg supposito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suppository 10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anus toxoi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xamethoniu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cheriproc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ogam</text:p>
          </table:table-cell>
          <table:table-cell table:style-name="ce4" office:value-type="float" office:value="35000" calcext:value-type="float">
            <text:p>3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ofo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upposito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curoniu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tocin</text:p>
          </table:table-cell>
          <table:table-cell table:style-name="ce4" office:value-type="float" office:value="100" calcext:value-type="float">
            <text:p>1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tocin rotex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stigmin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xtard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upur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rcaine plai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avy marcaine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phere injection</text:p>
          </table:table-cell>
          <table:table-cell table:style-name="ce4" office:value-type="float" office:value="80000" calcext:value-type="float">
            <text:p>8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fnac 100mg suppositor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-vite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 Ginse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vidox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olut 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tablet(100 000iu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tabl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7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promazine 2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tirizine 1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 INJ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 PLUS</text:p>
          </table:table-cell>
          <table:table-cell table:style-name="ce4" office:value-type="float" office:value="3900" calcext:value-type="float">
            <text:p>3,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TA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COAT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SENTIAL FOR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NATAL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ETHISTERONE 5 MG TABS(PRIMOLUT 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 5M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 5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4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HALER (VENTOLIN)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1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SIAN SYR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RINATE ADUL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OCA STICK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MYS (FLUTICASONE) NASAL SPRAY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VENT INHALER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IXONASE (FLUTICASONE)NASAL SPRAY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DOPHYLIUM Paint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VER BIRD Eucalyptus oil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IPE WATER 100M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FSIL WITH CODEIN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T POTASSIUM CITRA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LOVINAL V PESSARIES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DOMOS MOSQUITO REPELLANT CRE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POWDER (CLOTRIMAZOLE)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V.TABS</text:p>
          </table:table-cell>
          <table:table-cell table:style-name="ce4" office:value-type="float" office:value="2800" calcext:value-type="float">
            <text:p>2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CREAM (1%) (CLOTRIMAZOLE CREAM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GEL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INI G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L GEL BIG SIZE 50G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G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ONT CRE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TREXIN GEL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PAIN G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OPARD BAL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BIG 50G</text:p>
          </table:table-cell>
          <table:table-cell table:style-name="ce4" office:value-type="float" office:value="300" calcext:value-type="float">
            <text:p>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SMALL35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RAH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GEL SMALL SIZE 20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YRUP</text:p>
          </table:table-cell>
          <table:table-cell table:style-name="ce4" office:value-type="float" office:value="300" calcext:value-type="float">
            <text:p>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100MG (DAXIMIN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400MG (DAXIMIN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TAB 2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PODOXIME 200MG TA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UROXIME 500MG (OXISPA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UROXIME 500MG (SPIZEF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500MG TAB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250MG TABL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TABS 5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SYRUP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FUCIL SYRUP 125MG/5ML GRISEOFULVIN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5%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SYRUP (CHILD) 2%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SCOL 2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40M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80MG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10MG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20MG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YLTHIOURACIL 50M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LIT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OXIFEN 20MG(GENER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NTIFL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SULOSIN GENER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1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TABS 4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BREX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OMEX 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table:style-name="ce4" office:value-type="float" office:value="10500" calcext:value-type="float">
            <text:p>10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2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8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320/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2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DALIS 20MG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20M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SYRUP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SUSP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TARGO CREAM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LUM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SUS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2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SEOFULVIN 500M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OXETINE 20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TRACONAZOLE 1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2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ORAL TAB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RAM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ETIDE INHALER</text:p>
          </table:table-cell>
          <table:table-cell table:style-name="ce4" office:value-type="float" office:value="6500" calcext:value-type="float">
            <text:p>6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IDOSTIGMINE TAB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EMET 275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EMET 12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TRIZ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TRIOL 0.25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SPERIDONE 2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HEXOL (ARTANE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A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VERGREEN M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VERGREEN WOM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 CAP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-GINSE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CA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MIRON C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INJ 500MG</text:p>
          </table:table-cell>
          <table:table-cell table:style-name="ce4" office:value-type="float" office:value="200" calcext:value-type="float">
            <text:p>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ILLIN CLOXACILLIN DROP GENERI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ulatard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nsulatard 40IU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R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70/30</text:p>
          </table:table-cell>
          <table:table-cell table:style-name="ce4" office:value-type="float" office:value="3500" calcext:value-type="float">
            <text:p>3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CG</text:p>
          </table:table-cell>
          <table:table-cell table:style-name="ce4" office:value-type="float" office:value="8500" calcext:value-type="float">
            <text:p>8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ol supposito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gometrin injection</text:p>
          </table:table-cell>
          <table:table-cell table:style-name="ce4" office:value-type="float" office:value="100" calcext:value-type="float">
            <text:p>1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hedrine Inject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oxaparin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400mg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200m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xane 40mg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suppository 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injection 50mg/5m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2.5mg/2.5ml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suppositor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ipur</text:p>
          </table:table-cell>
          <table:table-cell table:style-name="ce4" office:value-type="float" office:value="5500" calcext:value-type="float">
            <text:p>5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rapid insulin</text:p>
          </table:table-cell>
          <table:table-cell table:style-name="ce4" office:value-type="float" office:value="8000" calcext:value-type="float">
            <text:p>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ctoza</text:p>
          </table:table-cell>
          <table:table-cell table:style-name="ce4" office:value-type="float" office:value="35000" calcext:value-type="float">
            <text:p>3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caine spray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ntus insulin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an Albumin 20%</text:p>
          </table:table-cell>
          <table:table-cell table:style-name="ce4" office:value-type="float" office:value="45000" calcext:value-type="float">
            <text:p>4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legeline HCl 5m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iopenta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onerve for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drol 4mg ta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syrup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gon t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dafed t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5000I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E 1000I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1 litre</text:p>
          </table:table-cell>
          <table:table-cell table:style-name="ce4" office:value-type="float" office:value="150" calcext:value-type="float">
            <text:p>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water 10%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Full strength</text:p>
          </table:table-cell>
          <table:table-cell table:style-name="ce4" office:value-type="float" office:value="150" calcext:value-type="float">
            <text:p>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Half strength</text:p>
          </table:table-cell>
          <table:table-cell table:style-name="ce4" office:value-type="float" office:value="150" calcext:value-type="float">
            <text:p>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5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250mg ta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poeitin 4000Iu</text:p>
          </table:table-cell>
          <table:table-cell table:style-name="ce4" office:value-type="float" office:value="12000" calcext:value-type="float">
            <text:p>1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e tab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thambutol tabl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Tab 5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WITH PROMETHAZINE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TASIN(DUTASTERIDE /TAMSULOSIN)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OFIBRATE 200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URE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DAXA</text:p>
          </table:table-cell>
          <table:table-cell table:style-name="ce4" office:value-type="float" office:value="1250" calcext:value-type="float">
            <text:p>1,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lip 2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ODAR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CALUTAMIDE(UNBRANDED) 5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ODEX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DUL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INSTAL 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SC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M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RAL 1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XATE 2.5MG TA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BUTININ 5MG TAB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1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20M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40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10MG TABS</text:p>
          </table:table-cell>
          <table:table-cell table:style-name="ce4" office:value-type="float" office:value="7800" calcext:value-type="float">
            <text:p>7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5mg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infusion</text:p>
          </table:table-cell>
          <table:table-cell table:style-name="ce4" office:value-type="float" office:value="1000" calcext:value-type="float">
            <text:p>1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ocare cap</text:p>
          </table:table-cell>
          <table:table-cell table:style-name="ce4" office:value-type="float" office:value="2000" calcext:value-type="float">
            <text:p>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09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gratis complex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tec table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fergot t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Cream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t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Eye dro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ngusol Powd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rimethamine 25m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conia syrup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trosec 20ml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625M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1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625M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1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1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SULPHATE 20MG DISPERSI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50MG TA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1G</text:p>
          </table:table-cell>
          <table:table-cell table:style-name="ce4" office:value-type="float" office:value="250" calcext:value-type="float">
            <text:p>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500MG</text:p>
          </table:table-cell>
          <table:table-cell table:style-name="ce4" office:value-type="float" office:value="200" calcext:value-type="float">
            <text:p>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NTR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TA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N cream</text:p>
          </table:table-cell>
          <table:table-cell table:style-name="ce4" office:value-type="float" office:value="400" calcext:value-type="float">
            <text:p>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vo mix 30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obact 228mg</text:p>
          </table:table-cell>
          <table:table-cell table:style-name="ce4" office:value-type="float" office:value="500" calcext:value-type="float">
            <text:p>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unt boost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5% 1000ml</text:p>
          </table:table-cell>
          <table:table-cell table:style-name="ce4" office:value-type="float" office:value="150" calcext:value-type="float">
            <text:p>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pyridamol 100mg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Y jelly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LFATHIAZOLE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od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and castor oil cream (Bells)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2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rtilaid for men</text:p>
          </table:table-cell>
          <table:table-cell table:style-name="ce4" office:value-type="float" office:value="14500" calcext:value-type="float">
            <text:p>14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che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med tabl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Cream</text:p>
          </table:table-cell>
          <table:table-cell table:style-name="ce4" office:value-type="float" office:value="800" calcext:value-type="float">
            <text:p>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rdasil</text:p>
          </table:table-cell>
          <table:table-cell table:style-name="ce4" office:value-type="float" office:value="16000" calcext:value-type="float">
            <text:p>1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vnar 13 Vaccine</text:p>
          </table:table-cell>
          <table:table-cell table:style-name="ce4" office:value-type="float" office:value="12500" calcext:value-type="float">
            <text:p>1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CG Vaccin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varix</text:p>
          </table:table-cell>
          <table:table-cell table:style-name="ce4" office:value-type="float" office:value="10000" calcext:value-type="float">
            <text:p>10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PT vacc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ellow fewer vaccine</text:p>
          </table:table-cell>
          <table:table-cell table:style-name="ce4" office:value-type="float" office:value="8000" calcext:value-type="float">
            <text:p>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icella vaccine</text:p>
          </table:table-cell>
          <table:table-cell table:style-name="ce4" office:value-type="float" office:value="8500" calcext:value-type="float">
            <text:p>8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yphoid Vaccine</text:p>
          </table:table-cell>
          <table:table-cell table:style-name="ce4" office:value-type="float" office:value="8000" calcext:value-type="float">
            <text:p>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nrix hb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tarix Vaccine</text:p>
          </table:table-cell>
          <table:table-cell table:style-name="ce4" office:value-type="float" office:value="12500" calcext:value-type="float">
            <text:p>1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Polio Vaccine</text:p>
          </table:table-cell>
          <table:table-cell table:style-name="ce4" office:value-type="float" office:value="1500" calcext:value-type="float">
            <text:p>1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ingitis vaccine</text:p>
          </table:table-cell>
          <table:table-cell table:style-name="ce4" office:value-type="float" office:value="7900" calcext:value-type="float">
            <text:p>7,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orix Tetra</text:p>
          </table:table-cell>
          <table:table-cell table:style-name="ce4" office:value-type="float" office:value="15000" calcext:value-type="float">
            <text:p>1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vacc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Mumps and rubella</text:p>
          </table:table-cell>
          <table:table-cell table:style-name="ce4" office:value-type="float" office:value="12000" calcext:value-type="float">
            <text:p>12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valent vaccine</text:p>
          </table:table-cell>
          <table:table-cell table:style-name="ce4" office:value-type="float" office:value="9000" calcext:value-type="float">
            <text:p>9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ib vaccine</text:p>
          </table:table-cell>
          <table:table-cell table:style-name="ce4" office:value-type="float" office:value="9000" calcext:value-type="float">
            <text:p>9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patitis B vaccine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gerix B child</text:p>
          </table:table-cell>
          <table:table-cell table:style-name="ce4" office:value-type="float" office:value="4000" calcext:value-type="float">
            <text:p>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00001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gerix B Adult</text:p>
          </table:table-cell>
          <table:table-cell table:style-name="ce4" office:value-type="float" office:value="5000" calcext:value-type="float">
            <text:p>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1" table:number-rows-repeated="104751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WAS COURT OF JUSTICE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3">
          <table:table-cell table:style-name="ce1" office:value-type="string" calcext:value-type="string">
            <text:p>Item Cod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5" office:value-type="string" calcext:value-type="string">
            <text:p>Type: Primary/Secondary</text:p>
          </table:table-cell>
          <table:table-cell table:style-name="ce1" office:value-type="string" calcext:value-type="string">
            <text:p>Capitation?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DR00000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Adul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Ringers Lactate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mg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500m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1000ml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infus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24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10%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20%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5% Dextrose saline 500m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4.3% Dextrose saline 500m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0%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10%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%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zobactam+Piperacillin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low K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0m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m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20m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140m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cephin 1g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infusion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azinamide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ox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4 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ptopril 50m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inerdi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plus 16/12.5m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8m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16m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soprin 75m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vasc 5m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vasc 1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zi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zi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me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phage 500m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an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VANCE 500/5M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4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2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8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50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10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 5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onil 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1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4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glyza 2.5mg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mbiglyse 5/100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mbiglyse 2.5/100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micron 8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mid 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syrup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(foreign) syrup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malin Syru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sa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 750mg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Tab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m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100mg Tev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fast Powde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opyrolat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dec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mine injection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300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100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ymoral ta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Injectio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l cap 5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cidol cap 5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caps 5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5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rdalud 4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rdalud 2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nax 500m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yrica 7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adol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sta 20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xicam 20m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tab M&amp;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gesic Ta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e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50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0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250m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loxicam 15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fenamic Acid 50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st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ta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vail 200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dex 40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SUSPENSI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TAB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120MG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LAR TA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FORT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quin suspens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TAB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-COTEX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SY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-ALAX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PART TAB</text:p>
          </table:table-cell>
          <table:table-cell office:value-type="float" office:value="278.5" calcext:value-type="float">
            <text:p>278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30MG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60MG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SUSPENSIO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TABS 25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ART TA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TAB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ISPERSIB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R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DIAQUINE 200MG TAB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40MG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natren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 ADUL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AL INJ 150MG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OCORTEN VIOFORM EAR DROPS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UANIL 100MG TAB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300MG TAB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INJ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TALLERGE EYE DROP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(alcon)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EAR DROP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SAL DROP (CALPOL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SPR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RON N EAR DRO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FEMOLIN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(ANTAZOLINE /TETRIZOLINE)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EYE DROP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SUSP UNBRANDED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125MG/5ML BEECHAM SYRU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 GENERIC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457MG SUSP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CLOX SYRU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MOX SYRUP 125MG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N SUSPENSION(COTRIMOXAZOLE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125MG/5ML SUSP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(ERYTHRO EMZOR)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(ERYTHROPED)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ETIL 125MG SUSPENSION (CEFUROXIME)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10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20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SUS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PEX SUSP (COTRIMOXAZOLE)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PTRIN SYRUP (COTRIMOXAZOLE)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XONE/SULBACTAM 1.5G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NASYN 1.5G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EPINE INJ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AZIDINE 1G (fortun)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600MG INJ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IV INJECTION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ICEF 750MG INJ (CEFUROXIME)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280MG INJECTIO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80MG INJ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(CEFUROXIME) 750MG INJ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XTIL SUSP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228MG/5ML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L SUSP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312MG/5ML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100MG(OCEFIX)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UNBRANDED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XIN SUSPENSION 125MG/5ML CEPHALEXI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250MG SRYP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OREX 250MG SYRU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228 SUSPENSION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USPENSION 100ML (CEFUROXIME)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125MG SYR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(CEFPODOXIME ) 50ML SUSP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renaline 1mg injec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FETUM SUSP (CEFPODOXIME)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SUSPENSION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ERA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a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vis 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hydro codein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 S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ta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100mg S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100 S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codamol 8/500m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domet 25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vated charcoal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fampicin 30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20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isil 250mg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00000IU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20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CR 40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isil 250mg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ugeron 2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chloperazine 5m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25mg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DNISOL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RATID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FLUCA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ZEL KIT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ZOL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MG/10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457MG/5M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625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SY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SINE EY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AX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SYRU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SY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CAPS 2-2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AKELFIN TAB 50M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FORTE TABSX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CK TAB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 SYR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 PAEDIATRIC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300/375 CHIL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DROP BEECHAM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600/750 ADUL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ENSION. BEECHAM 250MG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E (7-13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228MG SUSP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/AMODIAQUINE 1-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INJE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ADROXIL SUSP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DISPERSI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TAB 24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 INJ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SYRU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AQUINE 15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MA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TRIMOXAZOLE D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228 SUSP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SUSPENSION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ESOL N EAR DROP (GENERIC)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SUS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UMOL EAR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EYE OINTMEN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DROP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/EAR DROP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DROP PLUS DEXAMETHAZ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SUS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(CHLORAMPH) EYE DRO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ORIDEX SUSPENSION 250MG (CEPHALEXIN)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ITROX SUSPENSION (AZITHROMYCIN)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SUSP 125MG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EYE/EA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TAB NG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UNBRAND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 CREA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500MG CAPS UNBRANDE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XIDEX EY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AR DROP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YE DROP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500MG (GENERIC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CAP 500MG CAPS BEECH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CHILD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FLOXACIN EYE AND EAR D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625 MG TAB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500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DROP(mandanol)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ITRIM TA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250MG CAP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USICROM EYE D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C 15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XYCYCLINE 100MG CAP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 TAB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MEPHA 0.1% ADULT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CIPRO 500M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200MG TABS (loxagyl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400MG TABS (loxagyl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MYCIN 500MG TAB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SUSPENS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(ERYLID)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SCOL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VISCON ANTACID SUSP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DOF TAB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B/S 200ML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S/S 100ML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QUID PARAFFI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SIL SUSPENS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OXACIN 200MG TAB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LYFORTE 100ML SUS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LCER GEL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200MG TAB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ER MAG ANTACI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400MG O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ND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CHLOROQUINE TAB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TAB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 GENERIC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.2G INJ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OXA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ATHINE BENZYLPEN RETARPE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SSIN INJ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RACYCLINE 250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TAXIME INJ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YSTALLINE PENICILLI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NIDAZOL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ENEM INJ(msd)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SARTAN HC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CAP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THROMYCIN 500MG SOFTGE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ROPENEM INJ (astra zeneca)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ESTRAN 4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ORDINARY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BACIN POWDE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BEECH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CAP BEECHAM 500M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OPLEX T SPRAY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FAST TABLE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250MG TAB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TABS (CIPROTAB 10S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RITHROMYCIN 500MG TAB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D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MOUTHWASH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500MG TAB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XIFLOXACIN 400MG (avelon)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FLOXACIN 400MG TAB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V1 OVULE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ARFLOXACI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CREA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RAVID X 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TABLETS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CLAV 375MG TAB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375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TOR OIL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CATRIN POWDE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MARIN PLU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D LIVER 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D LIVER 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AEMED V CREA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EMED V (CLOTRIMAZOLE VAGINAL TABLET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XEDENE MOUTHWASH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ZOL SHAMPOO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ONAZOLE CREAM {DAKTARIN)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CRE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TABLET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-PENOTRAN FORTE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ZORAL SHAMPOO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DENE MOUTHWASH 200L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BRESTEN V CREAM (CLOTRIMAZOLE)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40G SMALL SIZE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TACAN CREAM (CLOTRIMAZOLE)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URAX CREAM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az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lsakit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ivan 30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ivan 150m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 150m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eprazole 2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ynova 2m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lode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20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40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2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isterat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40mg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tilu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prover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peramide 2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moti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oscine 1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liclam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tradiol 2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fen tab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-medro injection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mifen citra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20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40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erg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acodyl ta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iet 20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marin 0.625m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20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rogy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phast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ta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75mg injectio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K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inje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stanon injection</text:p>
          </table:table-cell>
          <table:table-cell office:value-type="float" office:value="6530" calcext:value-type="float">
            <text:p>65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stosterone 250mg</text:p>
          </table:table-cell>
          <table:table-cell office:value-type="float" office:value="6530" calcext:value-type="float">
            <text:p>65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tomycin inject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meflo inhaler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jectio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2.5mg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5mg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one inject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injectio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prolol tartrate 50m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lazone table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odiu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mine inject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cephabo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mg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 4mg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injectio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ulmicort nebul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rolac 30mg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pratropium bromid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sils lozeng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plus Adrena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ctulose oral solution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thane</text:p>
          </table:table-cell>
          <table:table-cell office:value-type="float" office:value="18200" calcext:value-type="float">
            <text:p>18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emaccel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yl trinitrat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lufusine g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ynamoge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injectio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flur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ca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cough syrup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F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P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eophylline/Ephedrine t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chil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Adult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with codei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mento syru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uttercup syr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kovent syrup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dex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EX 2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5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1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2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ODIPINE 5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ALO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SARTAN 5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NIPRESS 1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CARD XL 30M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N DEXCEL 2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PINE RETARD 20M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25M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50M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/5M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OMEX 2.5M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/12.5MG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10M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5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25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5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5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2.5M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12.5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6.2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160/12.5MG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80/12.5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4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PIDOGREL 75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16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8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IDREX 25M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20M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4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10M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2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MORETIC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ANOLOL 4O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1O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5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8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16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ARFARIN 5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 SUS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TAB 25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INJ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REHYDRATION SAL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ZIQUANTEL 600M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TAB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SUS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SUS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TAB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SY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ADULT)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WITH CODEIN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CHILD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LIN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ADULT SYR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CHILD SY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WITH CODEIN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YSEDYL WITH CODEIN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FYLIN SYRUP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EXPECTORANT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SYRUP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F SYRUP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P SYRUP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 SYRU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F SYRUP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P SYRUP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 DRO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SYRU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SYRU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FERON-1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B 12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MALT SYRU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VITE SYRU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DRO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SYRU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FRAB VITE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SYRUP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CAVIT PLUS CAP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SYRU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DRO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 60M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SYRUP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DROP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 SYRUP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ROBIN PLUS CAP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2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80M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200M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5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10M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2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AVIPOL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PANDA)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 200MC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TAB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70M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20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400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80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BENDAZOLE 100M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prigold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ipan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dyn syru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odium Bicarbonate inject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oxicam injectio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injec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ldehyde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dansetron Injection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inject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exate 50mg injectio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nesium sulphate injectio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sucrose injection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Polymatose complex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dextra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injectio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anisetron inject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Gluconate inject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Martindale Injec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nophylline Injec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tabl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 400MG X3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TIN-A CREAM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3G CREAM(ECONAZOLE,TRIAMCINOLONE,GENTAMICIN )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G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CTROBAN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YL BENZOATE LOTIO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CREAM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ONJELA CREAM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AMINE LOTI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0G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G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50G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DIX G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D CRE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CREA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MICONAZOLE 200MG OVULE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TRAVOGEN ISOCONAZOLE VAG TAB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-TIOCOSID VAGINAL TABS TIOCONAZOL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 CREA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CREAM FORIEG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GEN PEROXID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FUNG CRE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ACOTEN VIOFEM CREAM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PIROCIN GENERIC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PIROX CRE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C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ICILLIN SKIN OINT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KINEAL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RBINAFINE CREAM(LAMISIL)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CREAM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POWDER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CREAM 80G B/S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 BABY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VAG BG (CLOTRIMAZOLE V TABLET)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CRE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CREAM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HITFIELD OINTMENT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thodex Syrup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e with codei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fed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tussin cough syru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syrup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Dro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steocare syrup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dec syrup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Fizzy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kidd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pol 6 pl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indafen syru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ilip Milk of Magnesia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eye drop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opentin tabl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acal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ear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 ca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ylprednisolne tabl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bilong 5m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 GENERIC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CAP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CAP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C-1000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n 10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ge 10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TAB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12.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32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mg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ALIS 20mg</text:p>
          </table:table-cell>
          <table:table-cell office:value-type="float" office:value="16640" calcext:value-type="float">
            <text:p>166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D 1000iu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tablet (chewable pin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(white) 1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b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alazo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ofurantoin tabl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tinic Acid tabl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profen 200m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tablet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Lactate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tab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tiza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niazid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thidine injection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zocin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azep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rphine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dazola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ium injectio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n 3m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m 1.5m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tanyl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3.6mg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10.8mg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proc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latan eye drop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50mg suppositor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suppository 100mg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anus toxoid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xamethonium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cheriproc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ogam</text:p>
          </table:table-cell>
          <table:table-cell office:value-type="float" office:value="48500" calcext:value-type="float">
            <text:p>48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ofol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curonium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stigmin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rcaine plai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phere injection</text:p>
          </table:table-cell>
          <table:table-cell office:value-type="float" office:value="49400" calcext:value-type="float">
            <text:p>49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fnac 100mg suppository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e injec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 Ginse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ule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vidox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tirizine 10m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 INJ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 PLU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TAB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COAT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SENTIAL FORT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NATAL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 5MG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 50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4M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HALER (VENTOLIN)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100M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 SYRUP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SIAN SYR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MYS (FLUTICASONE) NASAL SPRAY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VENT INHALER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IXONASE (FLUTICASONE)NASAL SPRAY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DOPHYLIUM Paint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VER BIRD Eucalyptus oil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IPE WATER 100M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FSIL WITH CODEINE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T POTASSIUM CITRAT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LOVINAL V PESSARIES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DOMOS MOSQUITO REPELLANT CREA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POWDER (CLOTRIMAZOL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V.TAB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CREAM (1%) (CLOTRIMAZOLE CREAM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GEL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INI GEL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L GEL BIG SIZE 50G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GEL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ONT CRE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TREXIN GEL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PAIN GE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OPARD BAL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BIG 50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SMALL35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RAH CREA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GEL SMALL SIZE 20G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YRUP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100MG (DAXIMIN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400MG (DAXIMIN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TAB 20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PODOXIME 200MG TAB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UROXIME 500MG (OXISPA)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500MG TAB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250MG TABLE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TABS 50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SYRUP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FUCIL SYRUP 125MG/5ML GRISEOFULVIN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5%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SYRUP (CHILD) 2%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40M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80MG TAB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10MG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20MG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YLTHIOURACIL 50MG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LITE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OXIFEN 20MG(GENERIC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SULOSIN GENERIC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10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TABS 400M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BREX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20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DALIS 20MG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SUSP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TARGO CREAM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LUM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SUSP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20M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OXETINE 20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25M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ORAL TAB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RAMAL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ETIDE INHALER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IDOSTIGMINE TAB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EMET 125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SPERIDONE 2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VERGREEN MA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 CAP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-GINSE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MIRON CAP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INJ 500MG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ILLIN CLOXACILLIN DROP GENERIC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R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70/30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ol suppositor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gometrin injec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hedrine Injection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oxaparin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400mg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200mg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injection 50mg/5ml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2.5mg/2.5ml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suppository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rapid insulin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ntus insuli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an Albumin 20%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legeline HCl 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iopental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onerve for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syrup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gon tab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dafed tab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5000IU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E 1000IU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1 litr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water 10%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Full strength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Half strength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500mg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250mg tab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poeitin 4000Iu</text:p>
          </table:table-cell>
          <table:table-cell office:value-type="float" office:value="15560" calcext:value-type="float">
            <text:p>15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e tabl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injec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WITH PROMETHAZINE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OFIBRATE 200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URE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DAX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ODAR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CALUTAMIDE(UNBRANDED) 50M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DULA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SCA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RAL 10M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XATE 2.5MG TAB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BUTININ 5MG TAB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20M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40M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10MG TABS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infusio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ocare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gratis compl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tec table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fergot ta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Cream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tab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Eye drop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conia syrup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trosec 20ml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1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62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1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1G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SULPHATE 20MG DISPERSIB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50MG TAB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1G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500MG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NTRU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TAB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vo mix 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obact 228m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LFATHIAZOLE 50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and castor oil cream (Bells)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med tablet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rdasil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vnar 13 Vaccine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CG Vaccin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varix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PT vaccin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ellow fewer vaccine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icella vaccin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yphoid Vaccine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nrix h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Polio Vaccin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vaccine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Mumps and rubella</text:p>
          </table:table-cell>
          <table:table-cell office:value-type="float" office:value="18200" calcext:value-type="float">
            <text:p>18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patitis B vaccine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 table:number-rows-repeated="10476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xa Mansard" table:style-name="ta4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4">
          <table:table-cell table:style-name="ce1" office:value-type="string" calcext:value-type="string">
            <text:p>Item Cod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5" office:value-type="string" calcext:value-type="string">
            <text:p>Type: Primary/Secondary</text:p>
          </table:table-cell>
          <table:table-cell table:style-name="ce1" office:value-type="string" calcext:value-type="string">
            <text:p>Capitation?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DR00000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Adul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m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mg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Normal Saline 500m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infusion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24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10%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Mannitol 20%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5% Dextrose saline 500m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4.3% Dextrose saline 500m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10%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 Dextrose 5%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zobactam+Piperacillin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low 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100m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orsinex 2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140m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infusion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azinami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ox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4 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ptopril 50m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inerd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plus 16/12.5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8m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cand 16m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ani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UCOVANCE 500/5M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4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tryl 2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85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50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-met 50/1000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vus 5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onil 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1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4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mid 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syrup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(foreign) syru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ntac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 750mg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Tab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100mg Tev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fast Powde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opyrolat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mine injection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30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yloric 10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ymoral t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examic Acid Injectio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l cap 50m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caps 5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5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nax 50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adol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sta 2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tab M&amp;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5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50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proxen 250m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0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loxicam 15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vail 20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dex 40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SUSPENSION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RAKIN TA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LAR TAB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FOR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SY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PART TAB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30MG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 INJ 60MG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 SUSPENSION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TABS 25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ART TA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ANSIDAR TAB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DISPERSIBL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R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DIAQUINE 200MG TAB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40MG INJECTIO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 ADUL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AL INJ 150MG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OCORTEN VIOFORM EAR DROP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UANIL 100MG TAB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300MG TAB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INJ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TALLERGE EYE DRO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EAR DRO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SPRA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RON N EAR DRO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FEMOLIN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(ANTAZOLINE /TETRIZOLINE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EYE DROP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125MG/5ML BEECHAM SYRU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457MG SUSP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RBIMOX SYRUP 125M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N SUSPENSION(COTRIMOXAZOLE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125MG/5ML SUS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/5ML SUSP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ETIL 125MG SUSPENSION (CEFUROXIME)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10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PITOR 20M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SUS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PEX SUSP (COTRIMOXAZOLE)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PTRIN SYRUP (COTRIMOXAZOLE)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NASYN 1.5G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EPINE INJ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AZIDINE 1G (fortun)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INJECTIO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1,2G INJ.( CLAVICIN)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 AMOXICLAV 600MG INJ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IV INJECTIO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ROXICEF 750MG INJ (CEFUROXIME)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280MG INJECTIO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80MG INJ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XAPRIM TA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ACEF(CEFUROXIME) 750MG INJ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XTIL SUSP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228MG/5ML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L SUSP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312MG/5M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100MG(OCEFIX)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SUSP UNBRANDED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XIN SUSPENSION 125MG/5ML CEPHALEXI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250MG SRYP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OREX 250MG SYRU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228 SUSPENSIO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USPENSION 100ML (CEFUROXIME)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125MG SYR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(CEFPODOXIME ) 50ML SUSP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renaline 1mg injec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FETUM SUSP (CEFPODOXIME)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THROMAX SUSPENSIO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ERA</text:p>
          </table:table-cell>
          <table:table-cell office:value-type="float" office:value="112600" calcext:value-type="float">
            <text:p>112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hydro codein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 S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100 S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codamol 8/50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1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domet 25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vated charcoa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fampicin 300m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200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00000I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20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gretol CR 400m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ugeron 2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chloperazine 5m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25mg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DNISOL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RA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ZEL KI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ZO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MG/10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457MG/5M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625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NART SY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SINE EY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NE SYRU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SYR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CAPS 2-2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AKELFIN TAB 5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ETHER FORTE TABSX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FLUX SUSPENSION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CK TAB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457 SYR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 PAEDIATRIC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QUINE 300/375 CHIL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SUSPENSION. BEECHAM 250MG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 AMODIAQUINE (7-13)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228MG SUSP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SUNATE/AMODIAQUINE 1-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OQUINE INJE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ADROXIL SUSP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DISPERSIB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M TAB 24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RIDOX INJ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SYRU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AQUINE 15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QUINIMA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TRIMOXAZOLE D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EMING 228 SUSP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CONAZOLE SUSPENSION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ESOL N EAR DROP (GENERIC)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SUS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UMOL EAR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EYE OINTMEN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DROP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/EAR DRO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EYE DROP PLUS DEXAMETHAZO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SUS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SCA (CHLORAMPH) EYE DRO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ORIDEX SUSPENSION 250MG (CEPHALEXIN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ITROX SUSPENSION (AZITHROMYCIN)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SUSP 125MG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EYE/EA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TAB NG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250MG CAPS UNBRAND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NALOG CRE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500MG CAPS UNBRAND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XIDEX EY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AR DROP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EYE DRO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500MG (GENERIC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CAP 500MG CAPS BEECH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OMED EAR DRO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ADULT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TRIVIN NASAL DROPS CHILD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625 MG TAB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PHALEXIN 500M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INE DROP(mandanol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ITRIM TA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AMPHENICOL 250MG CAP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LACIN C 15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XYCYCLINE 100MG CAP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250MG TAB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YE DROP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MEPHA 0.1% ADUL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LCIPRO 500M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200MG TABS (loxagy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2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400MG TABS (loxagyl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MYCIN 500MG TAB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SUSPENSIO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TRISIL SUSP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SCO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VISCON ANTACID SUSP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DOF TAB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B/S 200M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STID SUSP S/S 100ML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QUID PARAFF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SIL SUSPENSIO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FLOXACIN 200MG TAB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LYFORTE 100ML SUS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200MG TAB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ER MAG ANTACI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FLOXACIN 400MG O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NDI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CHLOROQUINE TAB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CNIDAZOLE TAB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LOX INJ GENERIC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.2G INJ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OXA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ATHINE BENZYLPEN RETARPE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SSIN INJ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RACYCLINE 250M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OTAXIME INJ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YSTALLINE PENICILLI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NIDAZO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MIPENEM INJ(msd)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ORDINA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BACIN POWD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L CAP BEECHAM 500M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ZIFAST TABLE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250MG TAB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PROFLOXACIN 500MG TABS (CIPROTAB 10S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RITHROMYCIN 500MG TAB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TRIMOXAZOLE D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MOUTHWASH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500MG TAB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XIFLOXACIN 400MG (avelon)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FLOXACIN 400MG TAB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V1 OVUL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ARFLOXACI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CREAM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RAVID X 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VANIC TABLETS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CLAV 375MG TAB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375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TOR OIL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CATRIN POWD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MARIN PLU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AEMED V CREAM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EMED V (CLOTRIMAZOLE VAGINAL TABLET)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XEDENE MOUTHWAS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ZOL SHAMPOO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ONAZOLE CREAM {DAKTARI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CREA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VAGINAL TABLE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-PENOTRAN FORTE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ZORAL SHAMPOO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DENE MOUTHWASH 200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BRESTEN V CREAM (CLOTRIMAZOLE)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40G SMALL S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TACAN CREAM (CLOTRIMAZOLE)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URAX CREAM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az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lsakit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eprazole 2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gynova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lod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2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toprazole 40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2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40mg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tilu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prover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peramide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moti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oscine 1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liclam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tradiol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po-medro inject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3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mifen citrat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20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40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erg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marin 0.625m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xium 20mg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phast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madol injection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stosterone 250mg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tomycin injectio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jection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2.5m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5mg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injectio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injectio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prolol tartrate 5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lazone table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injectio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amine injectio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75mg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amethasone 4mg injectio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metidine injectio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ulmicort nebu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rolac 30mg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pratropium bromid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trepsils lozeng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plus Adrena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docain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ctulose oral solution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thane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emacce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yl trinitra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ynamog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inje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heniramin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cough syrup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F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 P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chil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 Adul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with codei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kovent syrup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dex syrup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EX 2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5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1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DINITRATE 2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LODIPINE 5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SARTAN 5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NIPRESS 1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CARD XL 30M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N DEXCEL 2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FEDIPINE RETARD 20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25M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IRONOLACTONE 50M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WYNSTA 80/5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RONIDAZOLE INFUSION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5/160/12.5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LODIPINE 1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25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ENOLOL 5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5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DROFLUTHIAZIDE 2.5M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12.5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6.2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VEDILOL 3.12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80/12.5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4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OPIDOGREL 75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16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8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4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IDREX 25M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M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20M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RUSEMIDE 4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10M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2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SINOPRIL 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CARDIS 8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ANOLOL 4O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1O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PRIL 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ODARONE 20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DVANT 16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ARFARIN 5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MBANTRIN SUS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PATAB 25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INJ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REHYDRATION SAL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ZIQUANTEL 600M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TAB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NZOL SUS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SUS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ENTEL TAB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SY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ADULT)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WITH CODEIN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YLIN EXPECTORANT (CHILD)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LIN SYRUP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ADULT SYR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CHILD SYR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ZOLYN WITH CODEIN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YSEDYL WITH CODEIN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FYLIN SYRUP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EXPECTORA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LERGIN SYRU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FEX SYRU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REX SYRUP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XIL-D SYRUP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F SYRUP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SSIREX-P SYRUP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SLORATIDINE SYRU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AK BABY COUGH SYRU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F SYRUP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CTIFED-P SYRUP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SPAMIN DRO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METHAZINE SYRU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SYRU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BLOOD TONIC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NFERON-1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B 12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MALT SYRU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MVITE SYRUP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DROP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AMIN SYRUP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FRAB VITE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SYRU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CAVIT PLUS CAP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SYRU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DRO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SYRUP 60M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SYRUP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BIDEC DRO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TAFLAM SYRU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2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XET 180M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RYL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10M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ESTAR 2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AVIPOL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YRUP (PANDA)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OPROSTOL 200MC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UFED TAB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YBON 7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200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400M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80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5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ADITEN 2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BENDAZOLE 10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prigold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lipan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adyn syrup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odium Bicarbonate injectio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oxicam inje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ectio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injec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ldehyd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ndansetron Injection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prazole injectio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exate 50mg injectio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gnesium sulphate injectio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sucrose inje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Polymatose complex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ron dextr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injectio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anisetron injectio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Gluconate injectio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Martindale Injectio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nophylline Injec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alazine table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sorbide trinitr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 400MG X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TIN-A CREA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3G CREAM(ECONAZOLE,TRIAMCINOLONE,GENTAMICIN )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UGMENTIN 1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ACTROBA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YL BENZOATE LOTIO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CREAM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ONJELA CREA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AMINE LOTIO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0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25G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RMAZINE CREAM 50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DIX G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D CREA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IDERM CREA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ENTAMICIN CREA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DAKTARINMICONAZOLE 200MG OVULES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 TRAVOGEN ISOCONAZOLE VAG TAB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YNO-TIOCOSID VAGINAL TABS TIOCONAZO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 CRE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CORTISONE CREAM FORIEG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GEN PEROXID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FUNG CRE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CACOTEN VIOFEM CREAM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PIROCIN GENERIC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PIROX CRE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CA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ICILLIN SKIN OIN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KINEAL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RBINAFINE CREAM(LAMISIL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CREAM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IOCONAZOLE POWDE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ANSVASIN CREAM 80G B/S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BOTAN BABY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VAG BG (CLOTRIMAZOLE V TABLET)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ALEX CREA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REST CREAM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WHITFIELD OIN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aloperidol injection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zide 5/12.5m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mizide 5/25m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thodex Syrup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kaline with codein</text:p>
          </table:table-cell>
          <table:table-cell table:style-name="ce4" office:value-type="float" office:value="820" calcext:value-type="float">
            <text:p>82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fed syrup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bitussin cough syrup</text:p>
          </table:table-cell>
          <table:table-cell table:style-name="ce4" office:value-type="float" office:value="1680" calcext:value-type="float">
            <text:p>1,68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syrup</text:p>
          </table:table-cell>
          <table:table-cell table:style-name="ce4" office:value-type="float" office:value="1650" calcext:value-type="float">
            <text:p>1,6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Drop</text:p>
          </table:table-cell>
          <table:table-cell table:style-name="ce4" office:value-type="float" office:value="700" calcext:value-type="float">
            <text:p>7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steocare syrup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dec syrup</text:p>
          </table:table-cell>
          <table:table-cell table:style-name="ce4" office:value-type="float" office:value="240" calcext:value-type="float">
            <text:p>2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Fizzy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armaton kiddi</text:p>
          </table:table-cell>
          <table:table-cell table:style-name="ce4" office:value-type="float" office:value="3520" calcext:value-type="float">
            <text:p>3,52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pol 6 plus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indafen syru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votaz 4.5g</text:p>
          </table:table-cell>
          <table:table-cell table:style-name="ce4" office:value-type="float" office:value="6100" calcext:value-type="float">
            <text:p>6,1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matem tabl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bet injection</text:p>
          </table:table-cell>
          <table:table-cell table:style-name="ce4" office:value-type="float" office:value="2900" calcext:value-type="float">
            <text:p>2,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suppository 1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ilip Milk of Magnesia</text:p>
          </table:table-cell>
          <table:table-cell table:style-name="ce4" office:value-type="float" office:value="3750" calcext:value-type="float">
            <text:p>3,7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persallerg eye dro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opentin table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acal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mosunate 1-6Year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nex ca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ylprednisolne tabl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Inhaler</text:p>
          </table:table-cell>
          <table:table-cell table:style-name="ce4" office:value-type="float" office:value="1740" calcext:value-type="float">
            <text:p>1,7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6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nebules 2.5mg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entolin 5mg nebules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bilong 5m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FLOXACIN INFUSION GENERIC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FER CAP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CAP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C-1000</text:p>
          </table:table-cell>
          <table:table-cell table:style-name="ce4" office:value-type="float" office:value="2740" calcext:value-type="float">
            <text:p>2,7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n 10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ge 10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OCLOPRAMIDE TAB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table:style-name="ce4" office:value-type="float" office:value="11800" calcext:value-type="float">
            <text:p>1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2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HCT 10/160/12.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320/2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32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IALIS 20mg</text:p>
          </table:table-cell>
          <table:table-cell table:style-name="ce4" office:value-type="float" office:value="15360" calcext:value-type="float">
            <text:p>15,3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20m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D 1000i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c (white) 100m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b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alazo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tassium chloride 60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ofurantoin tabl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cotinic Acid table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buprofen 200m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olic Acid tab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sol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um Lact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 complex t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tiza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niazi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thidine injection</text:p>
          </table:table-cell>
          <table:table-cell table:style-name="ce4" office:value-type="float" office:value="4150" calcext:value-type="float">
            <text:p>4,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zocin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itrazep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rphine</text:p>
          </table:table-cell>
          <table:table-cell table:style-name="ce4" office:value-type="float" office:value="4200" calcext:value-type="float">
            <text:p>4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dazolam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injectio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lium injection</text:p>
          </table:table-cell>
          <table:table-cell table:style-name="ce4" office:value-type="float" office:value="840" calcext:value-type="float">
            <text:p>8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n 3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zepam 1.5m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tanyl injection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3.6mg</text:p>
          </table:table-cell>
          <table:table-cell table:style-name="ce4" office:value-type="float" office:value="39250" calcext:value-type="float">
            <text:p>39,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oladex 10.8mg</text:p>
          </table:table-cell>
          <table:table-cell table:style-name="ce4" office:value-type="float" office:value="125000" calcext:value-type="float">
            <text:p>125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yloproc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latan eye drop</text:p>
          </table:table-cell>
          <table:table-cell table:style-name="ce4" office:value-type="float" office:value="7800" calcext:value-type="float">
            <text:p>7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50mg supposito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suppository 100mg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etanus toxoi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xamethonium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cheriproc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ogam</text:p>
          </table:table-cell>
          <table:table-cell table:style-name="ce4" office:value-type="float" office:value="42500" calcext:value-type="float">
            <text:p>4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ofol</text:p>
          </table:table-cell>
          <table:table-cell table:style-name="ce4" office:value-type="float" office:value="4800" calcext:value-type="float">
            <text:p>4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racetamol supposito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ancuronium</text:p>
          </table:table-cell>
          <table:table-cell table:style-name="ce4" office:value-type="float" office:value="3600" calcext:value-type="float">
            <text:p>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tocin</text:p>
          </table:table-cell>
          <table:table-cell table:style-name="ce4" office:value-type="float" office:value="840" calcext:value-type="float">
            <text:p>8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tocin rotex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stigmine</text:p>
          </table:table-cell>
          <table:table-cell table:style-name="ce4" office:value-type="float" office:value="2400" calcext:value-type="float">
            <text:p>2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xtard</text:p>
          </table:table-cell>
          <table:table-cell table:style-name="ce4" office:value-type="float" office:value="5800" calcext:value-type="float">
            <text:p>5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rcaine plain</text:p>
          </table:table-cell>
          <table:table-cell table:style-name="ce4" office:value-type="float" office:value="3600" calcext:value-type="float">
            <text:p>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avy marcaine</text:p>
          </table:table-cell>
          <table:table-cell table:style-name="ce4" office:value-type="float" office:value="3600" calcext:value-type="float">
            <text:p>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uphere injection</text:p>
          </table:table-cell>
          <table:table-cell table:style-name="ce4" office:value-type="float" office:value="45600" calcext:value-type="float">
            <text:p>45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ofnac 100mg supposito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e inje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 Ginse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table:style-name="ce4" office:value-type="float" office:value="96" calcext:value-type="float">
            <text:p>96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avidox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molut 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tablet(100 000i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obarbitone tabl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caps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7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promazine 25m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DERVIT INJ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</text:p>
          </table:table-cell>
          <table:table-cell table:style-name="ce4" office:value-type="float" office:value="2500" calcext:value-type="float">
            <text:p>2,5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GNACARE PLUS</text:p>
          </table:table-cell>
          <table:table-cell table:style-name="ce4" office:value-type="float" office:value="4320" calcext:value-type="float">
            <text:p>4,32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IVOLIN FOR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VITE FO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TAB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BION COAT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SSENTIAL FOR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NATAL</text:p>
          </table:table-cell>
          <table:table-cell table:style-name="ce4" office:value-type="float" office:value="2160" calcext:value-type="float">
            <text:p>2,1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1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5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ONTIGET 4M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RETHISTERONE 5 MG TABS(PRIMOLUT N)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ANIX CAP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BIMAZOLE 5M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FLON 50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OLO META 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JAWARON CAP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ETOCONAZOLE 200M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OTHYROXINE 100MC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IFED TAB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4M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5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ITRIPTYLINE 2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ALBUTAMOL INHALER (VENTOLIN)</text:p>
          </table:table-cell>
          <table:table-cell table:style-name="ce4" office:value-type="float" office:value="1740" calcext:value-type="float">
            <text:p>1,7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100M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HENYTOIN INJ</text:p>
          </table:table-cell>
          <table:table-cell table:style-name="ce4" office:value-type="float" office:value="2880" calcext:value-type="float">
            <text:p>2,88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MEGA H3 SYRUP</text:p>
          </table:table-cell>
          <table:table-cell table:style-name="ce4" office:value-type="float" office:value="3800" calcext:value-type="float">
            <text:p>3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NQUIDIAZINA CR</text:p>
          </table:table-cell>
          <table:table-cell table:style-name="ce4" office:value-type="float" office:value="2700" calcext:value-type="float">
            <text:p>2,7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RICOF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ARTESIAN SYR</text:p>
          </table:table-cell>
          <table:table-cell table:style-name="ce4" office:value-type="float" office:value="1560" calcext:value-type="float">
            <text:p>1,5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AMYS (FLUTICASONE) NASAL SPRAY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OVENT INHALER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IXONASE (FLUTICASONE)NASAL SPRAY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ODOPHYLIUM Paint</text:p>
          </table:table-cell>
          <table:table-cell table:style-name="ce4" office:value-type="float" office:value="2600" calcext:value-type="float">
            <text:p>2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LVER BIRD Eucalyptus oil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RIPE WATER 100M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OFSIL WITH CODEINE</text:p>
          </table:table-cell>
          <table:table-cell table:style-name="ce4" office:value-type="float" office:value="960" calcext:value-type="float">
            <text:p>9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ST POTASSIUM CITRAT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LOVINAL V PESSARIES</text:p>
          </table:table-cell>
          <table:table-cell table:style-name="ce4" office:value-type="float" office:value="3600" calcext:value-type="float">
            <text:p>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DOMOS MOSQUITO REPELLANT CREA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DID POWDER (CLOTRIMAZOLE)</text:p>
          </table:table-cell>
          <table:table-cell table:style-name="ce4" office:value-type="float" office:value="1700" calcext:value-type="float">
            <text:p>1,7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NESTEN V.TABS</text:p>
          </table:table-cell>
          <table:table-cell table:style-name="ce4" office:value-type="float" office:value="3300" calcext:value-type="float">
            <text:p>3,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YCOTEN CREAM (1%) (CLOTRIMAZOLE CREAM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LFEN GEL</text:p>
          </table:table-cell>
          <table:table-cell table:style-name="ce4" office:value-type="float" office:value="1080" calcext:value-type="float">
            <text:p>1,08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INI GEL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L GEL BIG SIZE 50G</text:p>
          </table:table-cell>
          <table:table-cell table:style-name="ce4" office:value-type="float" office:value="1920" calcext:value-type="float">
            <text:p>1,92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CLOFENAC GE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MONT CREA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OTREXIN GEL</text:p>
          </table:table-cell>
          <table:table-cell table:style-name="ce4" office:value-type="float" office:value="3900" calcext:value-type="float">
            <text:p>3,9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IRAPAIN GE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OPARD BAL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BIG 50G</text:p>
          </table:table-cell>
          <table:table-cell table:style-name="ce4" office:value-type="float" office:value="1150" calcext:value-type="float">
            <text:p>1,1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ROGESIC OINTMENT SMALL35G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URAH CREAM</text:p>
          </table:table-cell>
          <table:table-cell table:style-name="ce4" office:value-type="float" office:value="3400" calcext:value-type="float">
            <text:p>3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OLTAREN EMUGEL SMALL SIZE 20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GICEF SYRUP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100MG (DAXIMIN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400MG (DAXIMIN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IXIME TAB 20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PODOXIME 200MG TAB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UROXIME 500MG (OXISPA)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MYCIN 500MG TAB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elox 100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250MG TABLE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XIMEXA TABS 500M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IRITON SYRUP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EFUCIL SYRUP 125MG/5ML GRISEOFULVIN</text:p>
          </table:table-cell>
          <table:table-cell table:style-name="ce4" office:value-type="float" office:value="1240" calcext:value-type="float">
            <text:p>1,2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5%</text:p>
          </table:table-cell>
          <table:table-cell table:style-name="ce4" office:value-type="float" office:value="1440" calcext:value-type="float">
            <text:p>1,4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SYRUP (CHILD) 2%</text:p>
          </table:table-cell>
          <table:table-cell table:style-name="ce4" office:value-type="float" office:value="1440" calcext:value-type="float">
            <text:p>1,4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40M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VASTATIN 80MG TAB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10MG</text:p>
          </table:table-cell>
          <table:table-cell table:style-name="ce4" office:value-type="float" office:value="7200" calcext:value-type="float">
            <text:p>7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EVITRA 20MG</text:p>
          </table:table-cell>
          <table:table-cell table:style-name="ce4" office:value-type="float" office:value="7000" calcext:value-type="float">
            <text:p>7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YLTHIOURACIL 50M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LITE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OXIFEN 20MG(GENERIC)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NTIFL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MSULOSIN GENERI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MATRIPTAN 100M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USTAN N TABS 400M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LEBREX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5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1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VERAM 10/5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OMEX 5M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LICORID</text:p>
          </table:table-cell>
          <table:table-cell table:style-name="ce4" office:value-type="float" office:value="11800" calcext:value-type="float">
            <text:p>1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XATRAL 10M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12.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XFORGE 10/160/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8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O-DIOVAN 320/2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OVAN 32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RESTOR 20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ADALIS 20MG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10M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ACCUTANE 20M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ATEM SUSP</text:p>
          </table:table-cell>
          <table:table-cell table:style-name="ce4" office:value-type="float" office:value="1560" calcext:value-type="float">
            <text:p>1,5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LTARGO CREAM</text:p>
          </table:table-cell>
          <table:table-cell table:style-name="ce4" office:value-type="float" office:value="3250" calcext:value-type="float">
            <text:p>3,2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LUM</text:p>
          </table:table-cell>
          <table:table-cell table:style-name="ce4" office:value-type="float" office:value="1560" calcext:value-type="float">
            <text:p>1,5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SUSP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EMETHER 20M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SEOFULVIN 500M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UOXETINE 20M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TRACONAZOLE 100M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LORPROMAZINE 25M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YSTATIN ORAL TAB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PRAMAL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RETIDE INHALER</text:p>
          </table:table-cell>
          <table:table-cell table:style-name="ce4" office:value-type="float" office:value="8450" calcext:value-type="float">
            <text:p>8,4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YRIDOSTIGMINE TAB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NEMET 125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LCITRIOL 0.25M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SPERIDONE 2M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NZHEXOL (ARTANE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A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VERGREEN MA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SOMIN CAP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2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INVITE F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MTAMIN-GINSE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CAP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HEMIRON CAP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XICILLIN INJ 500MG</text:p>
          </table:table-cell>
          <table:table-cell table:style-name="ce4" office:value-type="float" office:value="1300" calcext:value-type="float">
            <text:p>1,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PICILLIN CLOXACILLIN DROP GENERIC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sulatard</text:p>
          </table:table-cell>
          <table:table-cell table:style-name="ce4" office:value-type="float" office:value="2200" calcext:value-type="float">
            <text:p>2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Insulatard 40IU</text:p>
          </table:table-cell>
          <table:table-cell table:style-name="ce4" office:value-type="float" office:value="1400" calcext:value-type="float">
            <text:p>1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R</text:p>
          </table:table-cell>
          <table:table-cell table:style-name="ce4" office:value-type="float" office:value="3360" calcext:value-type="float">
            <text:p>3,3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ulin 70/30</text:p>
          </table:table-cell>
          <table:table-cell table:style-name="ce4" office:value-type="float" office:value="3360" calcext:value-type="float">
            <text:p>3,3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lycerol suppositor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gometrin injection</text:p>
          </table:table-cell>
          <table:table-cell table:style-name="ce4" office:value-type="float" office:value="1300" calcext:value-type="float">
            <text:p>1,3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phedrine Injection</text:p>
          </table:table-cell>
          <table:table-cell table:style-name="ce4" office:value-type="float" office:value="2145" calcext:value-type="float">
            <text:p>2,145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oxaparin</text:p>
          </table:table-cell>
          <table:table-cell table:style-name="ce4" office:value-type="float" office:value="2405" calcext:value-type="float">
            <text:p>2,405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400m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yclogest 200m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exane 40mg</text:p>
          </table:table-cell>
          <table:table-cell table:style-name="ce4" office:value-type="float" office:value="7200" calcext:value-type="float">
            <text:p>7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lcolax suppository 5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injection 50mg/5ml</text:p>
          </table:table-cell>
          <table:table-cell table:style-name="ce4" office:value-type="float" office:value="4100" calcext:value-type="float">
            <text:p>4,1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acurium 2.5mg/2.5ml</text:p>
          </table:table-cell>
          <table:table-cell table:style-name="ce4" office:value-type="float" office:value="3600" calcext:value-type="float">
            <text:p>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suppository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abipur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ctrapid insulin</text:p>
          </table:table-cell>
          <table:table-cell table:style-name="ce4" office:value-type="float" office:value="9200" calcext:value-type="float">
            <text:p>9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ctoza</text:p>
          </table:table-cell>
          <table:table-cell table:style-name="ce4" office:value-type="float" office:value="33600" calcext:value-type="float">
            <text:p>3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Lantus insulin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uman Albumin 20%</text:p>
          </table:table-cell>
          <table:table-cell table:style-name="ce4" office:value-type="float" office:value="48000" calcext:value-type="float">
            <text:p>48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elegeline HCl 5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hiopental</text:p>
          </table:table-cell>
          <table:table-cell table:style-name="ce4" office:value-type="float" office:value="1020" calcext:value-type="float">
            <text:p>1,02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5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conerve for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syrup</text:p>
          </table:table-cell>
          <table:table-cell table:style-name="ce4" office:value-type="float" office:value="108" calcext:value-type="float">
            <text:p>108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vigon tab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dafed tab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A 25000I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itamin E 1000IU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1 litre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water 10%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Full strength</text:p>
          </table:table-cell>
          <table:table-cell table:style-name="ce4" office:value-type="float" office:value="1440" calcext:value-type="float">
            <text:p>1,4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6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rrows solution Half strength</text:p>
          </table:table-cell>
          <table:table-cell table:style-name="ce4" office:value-type="float" office:value="1440" calcext:value-type="float">
            <text:p>1,4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500mg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nat 250mg tab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rythropoeitin 4000Iu</text:p>
          </table:table-cell>
          <table:table-cell table:style-name="ce4" office:value-type="float" office:value="144000" calcext:value-type="float">
            <text:p>144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ultivite tabl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thambutol table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iazepam Tab 5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HINATHIOL WITH PROMETHAZINE</text:p>
          </table:table-cell>
          <table:table-cell table:style-name="ce4" office:value-type="float" office:value="1440" calcext:value-type="float">
            <text:p>1,4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UTASIN(DUTASTERIDE /TAMSULOSIN)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NOFIBRATE 200M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7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YDROXYURE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ADAXA</text:p>
          </table:table-cell>
          <table:table-cell table:style-name="ce4" office:value-type="float" office:value="1650" calcext:value-type="float">
            <text:p>1,65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ulip 20m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VODAR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CALUTAMIDE(UNBRANDED) 50M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SODEX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RDUL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INSTAL 5M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SCA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MAX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8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LOTRAL 10M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THOTRXATE 2.5MG TAB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XYBUTININ 5MG TAB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10M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20M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IMVASTATIN 40M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10MG TABS</text:p>
          </table:table-cell>
          <table:table-cell table:style-name="ce4" office:value-type="float" office:value="9360" calcext:value-type="float">
            <text:p>9,3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danafil 5mg</text:p>
          </table:table-cell>
          <table:table-cell table:style-name="ce4" office:value-type="float" office:value="9360" calcext:value-type="float">
            <text:p>9,3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tymin infusion</text:p>
          </table:table-cell>
          <table:table-cell table:style-name="ce4" office:value-type="float" office:value="2660" calcext:value-type="float">
            <text:p>2,6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ocare cap</text:p>
          </table:table-cell>
          <table:table-cell table:style-name="ce4" office:value-type="float" office:value="160" calcext:value-type="float">
            <text:p>1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099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gratis complex</text:p>
          </table:table-cell>
          <table:table-cell table:style-name="ce4" office:value-type="float" office:value="185" calcext:value-type="float">
            <text:p>185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rthrotec table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roma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afergot tab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nusol Cream</text:p>
          </table:table-cell>
          <table:table-cell table:style-name="ce4" office:value-type="float" office:value="2640" calcext:value-type="float">
            <text:p>2,6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isolvon tab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tropine Eye drop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ungusol Powder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rimethamine 25m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iconia syrup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0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utrosec 20ml</text:p>
          </table:table-cell>
          <table:table-cell table:style-name="ce4" office:value-type="float" office:value="1200" calcext:value-type="float">
            <text:p>1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625M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EOCLAV 1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625M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LAVULIN 1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MOKSIKLAV 1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SULPHATE 20MG DISPERSIB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50MG TAB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1G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FTRIAZONE INJ 500MG</text:p>
          </table:table-cell>
          <table:table-cell table:style-name="ce4" office:value-type="float" office:value="1620" calcext:value-type="float">
            <text:p>1,62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1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NTRU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ANACID TA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novate N cream</text:p>
          </table:table-cell>
          <table:table-cell table:style-name="ce4" office:value-type="float" office:value="2280" calcext:value-type="float">
            <text:p>2,28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Novo mix 30</text:p>
          </table:table-cell>
          <table:table-cell table:style-name="ce4" office:value-type="float" office:value="6800" calcext:value-type="float">
            <text:p>6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obact 228mg</text:p>
          </table:table-cell>
          <table:table-cell table:style-name="ce4" office:value-type="float" office:value="240" calcext:value-type="float">
            <text:p>24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extrose saline 5% 1000ml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KY jelly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2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SULFATHIAZOLE 500M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and castor oil cream (Bells)</text:p>
          </table:table-cell>
          <table:table-cell table:style-name="ce4" office:value-type="float" office:value="660" calcext:value-type="float">
            <text:p>66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zinc gluconate 20m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Fertilaid for men</text:p>
          </table:table-cell>
          <table:table-cell table:style-name="ce4" office:value-type="float" office:value="14400" calcext:value-type="float">
            <text:p>14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chew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Ascomed table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etadine Cream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Gardasil</text:p>
          </table:table-cell>
          <table:table-cell table:style-name="ce4" office:value-type="float" office:value="19200" calcext:value-type="float">
            <text:p>19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evnar 13 Vaccine</text:p>
          </table:table-cell>
          <table:table-cell table:style-name="ce4" office:value-type="float" office:value="14400" calcext:value-type="float">
            <text:p>14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BCG Vaccine</text:p>
          </table:table-cell>
          <table:table-cell table:style-name="ce4" office:value-type="float" office:value="3000" calcext:value-type="float">
            <text:p>3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3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Cervarix</text:p>
          </table:table-cell>
          <table:table-cell table:style-name="ce4" office:value-type="float" office:value="14600" calcext:value-type="float">
            <text:p>14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DPT vaccine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Yellow fewer vaccine</text:p>
          </table:table-cell>
          <table:table-cell table:style-name="ce4" office:value-type="float" office:value="10400" calcext:value-type="float">
            <text:p>10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Varicella vaccine</text:p>
          </table:table-cell>
          <table:table-cell table:style-name="ce4" office:value-type="float" office:value="9600" calcext:value-type="float">
            <text:p>9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yphoid Vaccine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Tritanrix hb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Rotarix Vaccine</text:p>
          </table:table-cell>
          <table:table-cell table:style-name="ce4" office:value-type="float" office:value="10600" calcext:value-type="float">
            <text:p>10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6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Oral Polio Vaccine</text:p>
          </table:table-cell>
          <table:table-cell table:style-name="ce4" office:value-type="float" office:value="1800" calcext:value-type="float">
            <text:p>1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7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ningitis vaccine</text:p>
          </table:table-cell>
          <table:table-cell table:style-name="ce4" office:value-type="float" office:value="8400" calcext:value-type="float">
            <text:p>8,4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8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iorix Tetra</text:p>
          </table:table-cell>
          <table:table-cell table:style-name="ce4" office:value-type="float" office:value="16800" calcext:value-type="float">
            <text:p>16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49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vaccine</text:p>
          </table:table-cell>
          <table:table-cell table:style-name="ce4" office:value-type="float" office:value="3600" calcext:value-type="float">
            <text:p>3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0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asles Mumps and rubella</text:p>
          </table:table-cell>
          <table:table-cell table:style-name="ce4" office:value-type="float" office:value="9600" calcext:value-type="float">
            <text:p>9,6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1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entavalent vaccine</text:p>
          </table:table-cell>
          <table:table-cell table:style-name="ce4" office:value-type="float" office:value="10800" calcext:value-type="float">
            <text:p>10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2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ib vaccine</text:p>
          </table:table-cell>
          <table:table-cell table:style-name="ce4" office:value-type="float" office:value="7200" calcext:value-type="float">
            <text:p>7,2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3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epatitis B vaccine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4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gerix B child</text:p>
          </table:table-cell>
          <table:table-cell table:style-name="ce4" office:value-type="float" office:value="4800" calcext:value-type="float">
            <text:p>4,8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00001055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Engerix B Adult</text:p>
          </table:table-cell>
          <table:table-cell table:style-name="ce4" office:value-type="float" office:value="6000" calcext:value-type="float">
            <text:p>6,000.00</text:p>
          </table:table-cell>
          <table:table-cell office:value-type="string" calcext:value-type="string">
            <text:p>Primary</text:p>
          </table:table-cell>
          <table:table-cell table:number-columns-repeated="1019"/>
        </table:table-row>
        <table:table-row table:style-name="ro3" table:number-rows-repeated="10476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3" table:target-range-address="'Axa Mansard'.D1:'Axa Mansard'.D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6:27:43.234674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VATE" style:display-name="PageStyle_PRIV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HIS" style:display-name="PageStyle_NH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PORATE" style:display-name="PageStyle_CORPOR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IS" style:display-name="PageStyle_PH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sy-tonia yussuf</meta:initial-creator>
    <meta:creation-date>2017-09-12T08:43:54</meta:creation-date>
    <dc:date>2017-10-20T17:00:54.617095773</dc:date>
    <meta:generator>LibreOffice/5.1.6.2$Linux_X86_64 LibreOffice_project/10m0$Build-2</meta:generator>
    <meta:editing-duration>PT15M45S</meta:editing-duration>
    <meta:editing-cycles>6</meta:editing-cycles>
    <meta:document-statistic meta:table-count="4" meta:cell-count="198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